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019cm" svg:height="11.653cm" svg:x="-0.03cm" svg:y="6.532cm">
            <draw:object draw:notify-on-update-of-ranges="Hoja1.H2:Hoja1.H12 Hoja1.I1:Hoja1.I1 Hoja1.I2:Hoja1.I12 Hoja1.J1:Hoja1.J1 Hoja1.J2:Hoja1.J12 Hoja1.K1:Hoja1.K1 Hoja1.K2:Hoja1.K12 Hoja1.L1:Hoja1.L1 Hoja1.L2:Hoja1.L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606cm" svg:y="0.1cm">
            <draw:object draw:notify-on-update-of-ranges="Hoja1.H2:Hoja1.H12 Hoja1.I1:Hoja1.I1 Hoja1.I2:Hoja1.I12 Hoja1.J1:Hoja1.J1 Hoja1.J2:Hoja1.J12 Hoja1.K1:Hoja1.K1 Hoja1.K2:Hoja1.K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 Azar</text:p>
          </table:table-cell>
          <table:table-cell office:value-type="string">
            <text:p>Exacto Estrella</text:p>
          </table:table-cell>
          <table:table-cell office:value-type="string">
            <text:p>Exacto Web</text:p>
          </table:table-cell>
          <table:table-cell table:number-columns-repeated="3"/>
          <table:table-cell office:value-type="string">
            <text:p>Promedio</text:p>
          </table:table-cell>
          <table:table-cell office:value-type="string">
            <text:p>Exacto Azar</text:p>
          </table:table-cell>
          <table:table-cell office:value-type="string">
            <text:p>Exacto Estrella</text:p>
          </table:table-cell>
          <table:table-cell office:value-type="string">
            <text:p>Exacto Web</text:p>
          </table:table-cell>
          <table:table-cell office:value-type="string">
            <text:p>Teórico</text:p>
          </table:table-cell>
          <table:table-cell/>
          <table:table-cell office:value-type="string">
            <text:p>Constante C:</text:p>
          </table:table-cell>
          <table:table-cell table:style-name="ce2" table:formula="of:=0.00001*0.01" office:value-type="float" office:value="0.0000001">
            <text:p>0,00000010000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50">
            <text:p>21650</text:p>
          </table:table-cell>
          <table:table-cell office:value-type="float" office:value="24378">
            <text:p>24378</text:p>
          </table:table-cell>
          <table:table-cell office:value-type="float" office:value="22560">
            <text:p>22560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1" table:formula="of:=(SUMIF([.$A$2:.$A$551];[.$H2];[.B$2:.B$551])/50)*0.00001" office:value-type="float" office:value="0.332458">
            <text:p>0,332458</text:p>
          </table:table-cell>
          <table:table-cell table:style-name="ce1" table:formula="of:=(SUMIF([.$A$2:.$A$551];[.$H2];[.C$2:.C$551])/50)*0.00001" office:value-type="float" office:value="0.273255">
            <text:p>0,273255</text:p>
          </table:table-cell>
          <table:table-cell table:style-name="ce1" table:formula="of:=(SUMIF([.$A$2:.$A$551];[.$H2];[.D$2:.D$551])/50)*0.00001" office:value-type="float" office:value="0.258177">
            <text:p>0,258177</text:p>
          </table:table-cell>
          <table:table-cell table:style-name="ce1" table:formula="of:=(1 + 2 + 2*3+2*3*4+2*3*4*5)*[.$O$1]" office:value-type="float" office:value="0.0000153">
            <text:p>0,0000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19">
            <text:p>24919</text:p>
          </table:table-cell>
          <table:table-cell office:value-type="float" office:value="21812">
            <text:p>21812</text:p>
          </table:table-cell>
          <table:table-cell office:value-type="float" office:value="19619">
            <text:p>19619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table:formula="of:=(SUMIF([.$A$2:.$A$551];[.$H3];[.B$2:.B$551])/50)*0.00001" office:value-type="float" office:value="0.3915512">
            <text:p>0,391551</text:p>
          </table:table-cell>
          <table:table-cell table:style-name="ce1" table:formula="of:=(SUMIF([.$A$2:.$A$551];[.$H3];[.C$2:.C$551])/50)*0.00001" office:value-type="float" office:value="0.3986626">
            <text:p>0,398663</text:p>
          </table:table-cell>
          <table:table-cell table:style-name="ce1" table:formula="of:=(SUMIF([.$A$2:.$A$551];[.$H3];[.D$2:.D$551])/50)*0.00001" office:value-type="float" office:value="0.2885754">
            <text:p>0,288575</text:p>
          </table:table-cell>
          <table:table-cell table:style-name="ce1" table:formula="of:=(1 + 2 + 2*3+2*3*4+2*3*4*5+2*3*4*5*6) * [.$O$1]" office:value-type="float" office:value="0.0000873">
            <text:p>0,00008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75">
            <text:p>25275</text:p>
          </table:table-cell>
          <table:table-cell office:value-type="float" office:value="21982">
            <text:p>21982</text:p>
          </table:table-cell>
          <table:table-cell office:value-type="float" office:value="32982">
            <text:p>32982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1" table:formula="of:=(SUMIF([.$A$2:.$A$551];[.$H4];[.B$2:.B$551])/50)*0.00001" office:value-type="float" office:value="0.7814988">
            <text:p>0,781499</text:p>
          </table:table-cell>
          <table:table-cell table:style-name="ce1" table:formula="of:=(SUMIF([.$A$2:.$A$551];[.$H4];[.C$2:.C$551])/50)*0.00001" office:value-type="float" office:value="0.7235488">
            <text:p>0,723549</text:p>
          </table:table-cell>
          <table:table-cell table:style-name="ce1" table:formula="of:=(SUMIF([.$A$2:.$A$551];[.$H4];[.D$2:.D$551])/50)*0.00001" office:value-type="float" office:value="0.2982786">
            <text:p>0,298279</text:p>
          </table:table-cell>
          <table:table-cell table:style-name="ce1" table:formula="of:=(1 + 2 + 2*3+2*3*4+2*3*4*5+2*3*4*5*6+2*3*4*5 *6*7) * [.$O$1]" office:value-type="float" office:value="0.0005913">
            <text:p>0,00059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393">
            <text:p>56393</text:p>
          </table:table-cell>
          <table:table-cell office:value-type="float" office:value="36151">
            <text:p>36151</text:p>
          </table:table-cell>
          <table:table-cell office:value-type="float" office:value="35760">
            <text:p>35760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table:formula="of:=(SUMIF([.$A$2:.$A$551];[.$H5];[.B$2:.B$551])/50)*0.00001" office:value-type="float" office:value="1.6380352">
            <text:p>1,638035</text:p>
          </table:table-cell>
          <table:table-cell table:style-name="ce1" table:formula="of:=(SUMIF([.$A$2:.$A$551];[.$H5];[.C$2:.C$551])/50)*0.00001" office:value-type="float" office:value="1.1630448">
            <text:p>1,163045</text:p>
          </table:table-cell>
          <table:table-cell table:style-name="ce1" table:formula="of:=(SUMIF([.$A$2:.$A$551];[.$H5];[.D$2:.D$551])/50)*0.00001" office:value-type="float" office:value="1.1097942">
            <text:p>1,109794</text:p>
          </table:table-cell>
          <table:table-cell table:style-name="ce1" table:formula="of:=(1 + 2 + 2*3+2*3*4+2*3*4*5+2*3*4*5*6+2*3*4*5 *6*7+2*3*4*5*6*7*8) * [.$O$1]" office:value-type="float" office:value="0.0046233">
            <text:p>0,0046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14">
            <text:p>20414</text:p>
          </table:table-cell>
          <table:table-cell office:value-type="float" office:value="21904">
            <text:p>21904</text:p>
          </table:table-cell>
          <table:table-cell office:value-type="float" office:value="19622">
            <text:p>19622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1" table:formula="of:=(SUMIF([.$A$2:.$A$551];[.$H6];[.B$2:.B$551])/50)*0.00001" office:value-type="float" office:value="2.926303">
            <text:p>2,926303</text:p>
          </table:table-cell>
          <table:table-cell table:style-name="ce1" table:formula="of:=(SUMIF([.$A$2:.$A$551];[.$H6];[.C$2:.C$551])/50)*0.00001" office:value-type="float" office:value="4.7020664">
            <text:p>4,702066</text:p>
          </table:table-cell>
          <table:table-cell table:style-name="ce1" table:formula="of:=(SUMIF([.$A$2:.$A$551];[.$H6];[.D$2:.D$551])/50)*0.00001" office:value-type="float" office:value="1.989524">
            <text:p>1,989524</text:p>
          </table:table-cell>
          <table:table-cell table:style-name="ce1" table:formula="of:=(1 + 2 + 2*3+2*3*4+2*3*4*5+2*3*4*5*6+2*3*4*5 *6*7+2*3*4*5*6*7*8+2*3*4*5*6*7*8*9) * [.$O$1]" office:value-type="float" office:value="0.0409113">
            <text:p>0,04091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86">
            <text:p>18986</text:p>
          </table:table-cell>
          <table:table-cell office:value-type="float" office:value="21523">
            <text:p>21523</text:p>
          </table:table-cell>
          <table:table-cell office:value-type="float" office:value="20433">
            <text:p>20433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1" table:formula="of:=(SUMIF([.$A$2:.$A$551];[.$H7];[.B$2:.B$551])/50)*0.00001" office:value-type="float" office:value="14.4075918">
            <text:p>14,407592</text:p>
          </table:table-cell>
          <table:table-cell table:style-name="ce1" table:formula="of:=(SUMIF([.$A$2:.$A$551];[.$H7];[.C$2:.C$551])/50)*0.00001" office:value-type="float" office:value="24.8164994">
            <text:p>24,816499</text:p>
          </table:table-cell>
          <table:table-cell table:style-name="ce1" table:formula="of:=(SUMIF([.$A$2:.$A$551];[.$H7];[.D$2:.D$551])/50)*0.00001" office:value-type="float" office:value="10.937443">
            <text:p>10,937443</text:p>
          </table:table-cell>
          <table:table-cell table:style-name="ce1" table:formula="of:=(1 + 2 + 2*3+2*3*4+2*3*4*5+2*3*4*5*6+2*3*4*5 *6*7+2*3*4*5*6*7*8+2*3*4*5*6*7*8*9+2*3*4*5*6*7*8*9*10) * [.$O$1]" office:value-type="float" office:value="0.4037913">
            <text:p>0,40379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279">
            <text:p>32279</text:p>
          </table:table-cell>
          <table:table-cell office:value-type="float" office:value="221523">
            <text:p>221523</text:p>
          </table:table-cell>
          <table:table-cell office:value-type="float" office:value="33897">
            <text:p>33897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1" table:formula="of:=(SUMIF([.$A$2:.$A$551];[.$H8];[.B$2:.B$551])/50)*0.00001" office:value-type="float" office:value="58.734196">
            <text:p>58,734196</text:p>
          </table:table-cell>
          <table:table-cell table:style-name="ce1" table:formula="of:=(SUMIF([.$A$2:.$A$551];[.$H8];[.C$2:.C$551])/50)*0.00001" office:value-type="float" office:value="146.2056792">
            <text:p>146,205679</text:p>
          </table:table-cell>
          <table:table-cell table:style-name="ce1" table:formula="of:=(SUMIF([.$A$2:.$A$551];[.$H8];[.D$2:.D$551])/50)*0.00001" office:value-type="float" office:value="67.5657056">
            <text:p>67,565706</text:p>
          </table:table-cell>
          <table:table-cell table:style-name="ce1" table:formula="of:=(1 + 2 + 2*3+2*3*4+2*3*4*5+2*3*4*5*6+2*3*4*5 *6*7+2*3*4*5*6*7*8+2*3*4*5*6*7*8*9+2*3*4*5*6*7*8*9*10+2*3*4*5*6*7*8*9*10*11) * [.$O$1]" office:value-type="float" office:value="4.3954713">
            <text:p>4,395471</text:p>
          </table:table-cell>
          <table:table-cell table:number-columns-repeated="3"/>
          <table:table-cell office:value-type="string">
            <text:p>2*3*4*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15">
            <text:p>21815</text:p>
          </table:table-cell>
          <table:table-cell office:value-type="float" office:value="21201">
            <text:p>21201</text:p>
          </table:table-cell>
          <table:table-cell office:value-type="float" office:value="19713">
            <text:p>19713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" table:formula="of:=(SUMIF([.$A$2:.$A$551];[.$H9];[.B$2:.B$551])/50)*0.00001" office:value-type="float" office:value="301.6853188">
            <text:p>301,685319</text:p>
          </table:table-cell>
          <table:table-cell table:style-name="ce1" table:formula="of:=(SUMIF([.$A$2:.$A$551];[.$H9];[.C$2:.C$551])/50)*0.00001" office:value-type="float" office:value="942.9453818">
            <text:p>942,945382</text:p>
          </table:table-cell>
          <table:table-cell table:style-name="ce1" table:formula="of:=(SUMIF([.$A$2:.$A$551];[.$H9];[.D$2:.D$551])/50)*0.00001" office:value-type="float" office:value="450.0522486">
            <text:p>450,052249</text:p>
          </table:table-cell>
          <table:table-cell table:style-name="ce1" table:formula="of:=(1 + 2 + 2*3+2*3*4+2*3*4*5+2*3*4*5*6+2*3*4*5 *6*7+2*3*4*5*6*7*8+2*3*4*5*6*7*8*9+2*3*4*5*6*7*8*9*10+2*3*4*5*6*7*8*9*10*11+2*3*4*5*6*7*8*9*10*11*12) * [.$O$1]" office:value-type="float" office:value="52.2956313">
            <text:p>52,29563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539">
            <text:p>179539</text:p>
          </table:table-cell>
          <table:table-cell office:value-type="float" office:value="21372">
            <text:p>21372</text:p>
          </table:table-cell>
          <table:table-cell office:value-type="float" office:value="32628">
            <text:p>32628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1" table:formula="of:=(SUMIF([.$A$2:.$A$551];[.$H10];[.B$2:.B$551])/50)*0.00001" office:value-type="float" office:value="1617.8785768">
            <text:p>1617,878577</text:p>
          </table:table-cell>
          <table:table-cell table:style-name="ce1" office:value-type="float" office:value="2632">
            <text:p>2632,000000</text:p>
          </table:table-cell>
          <table:table-cell table:style-name="ce1" table:formula="of:=(SUMIF([.$A$2:.$A$551];[.$H10];[.D$2:.D$551])/50)*0.00001" office:value-type="float" office:value="1798.5930804">
            <text:p>1798,593080</text:p>
          </table:table-cell>
          <table:table-cell table:style-name="ce1" table:formula="of:=(1 + 2 + 2*3+2*3*4+2*3*4*5+2*3*4*5*6+2*3*4*5 *6*7+2*3*4*5*6*7*8+2*3*4*5*6*7*8*9+2*3*4*5*6*7*8*9*10+2*3*4*5*6*7*8*9*10*11+2*3*4*5*6*7*8*9*10*11*12+2*3*4*5*6*7*8*9*10*11*12*13) * [.$O$1]" office:value-type="float" office:value="674.9977113">
            <text:p>674,99771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94">
            <text:p>25594</text:p>
          </table:table-cell>
          <table:table-cell office:value-type="float" office:value="21342">
            <text:p>21342</text:p>
          </table:table-cell>
          <table:table-cell office:value-type="float" office:value="19392">
            <text:p>19392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1" table:formula="of:=(SUMIF([.$A$2:.$A$551];[.$H11];[.B$2:.B$551])/50)*0.00001" office:value-type="float" office:value="4399.8198064">
            <text:p>4399,819806</text:p>
          </table:table-cell>
          <table:table-cell table:style-name="ce1" table:formula="of:=(SUMIF([.$A$2:.$A$551];[.$H11];[.C$2:.C$551])/50)*0.00001" office:value-type="float" office:value="4426.916529">
            <text:p>4426,916529</text:p>
          </table:table-cell>
          <table:table-cell table:style-name="ce1" table:formula="of:=(SUMIF([.$A$2:.$A$551];[.$H11];[.D$2:.D$551])/50)*0.00001" office:value-type="float" office:value="2896.5138088">
            <text:p>2896,513809</text:p>
          </table:table-cell>
          <table:table-cell table:style-name="ce1" table:formula="of:=(1 + 2 + 2*3+2*3*4+2*3*4*5+2*3*4*5*6+2*3*4*5 *6*7+2*3*4*5*6*7*8+2*3*4*5*6*7*8*9+2*3*4*5*6*7*8*9*10+2*3*4*5*6*7*8*9*10*11+2*3*4*5*6*7*8*9*10*11*12+2*3*4*5*6*7*8*9*10*11*12*13+2*3*4*5*6*7*8*9*10*11*12*13*14) * [.$O$1]" office:value-type="float" office:value="9392.8268313">
            <text:p>9392,82683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77">
            <text:p>20877</text:p>
          </table:table-cell>
          <table:table-cell office:value-type="float" office:value="21387">
            <text:p>21387</text:p>
          </table:table-cell>
          <table:table-cell office:value-type="float" office:value="19294">
            <text:p>19294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1" table:formula="of:=(SUMIF([.$A$2:.$A$551];[.$H12];[.B$2:.B$551])/50)*0.00001" office:value-type="float" office:value="5041.279225">
            <text:p>5041,279225</text:p>
          </table:table-cell>
          <table:table-cell table:style-name="ce1" table:formula="of:=(SUMIF([.$A$2:.$A$551];[.$H12];[.C$2:.C$551])/50)*0.00001" office:value-type="float" office:value="4525.3015964">
            <text:p>4525,301596</text:p>
          </table:table-cell>
          <table:table-cell table:style-name="ce1" table:formula="of:=(SUMIF([.$A$2:.$A$551];[.$H12];[.D$2:.D$551])/50)*0.00001" office:value-type="float" office:value="4948.4946184">
            <text:p>4948,494618</text:p>
          </table:table-cell>
          <table:table-cell office:value-type="float" office:value="20160.2636313">
            <text:p>20160,263631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03">
            <text:p>22703</text:p>
          </table:table-cell>
          <table:table-cell office:value-type="float" office:value="21538">
            <text:p>21538</text:p>
          </table:table-cell>
          <table:table-cell office:value-type="float" office:value="33001">
            <text:p>3300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89">
            <text:p>24589</text:p>
          </table:table-cell>
          <table:table-cell office:value-type="float" office:value="21466">
            <text:p>21466</text:p>
          </table:table-cell>
          <table:table-cell office:value-type="float" office:value="19816">
            <text:p>1981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36">
            <text:p>21536</text:p>
          </table:table-cell>
          <table:table-cell office:value-type="float" office:value="21585">
            <text:p>21585</text:p>
          </table:table-cell>
          <table:table-cell office:value-type="float" office:value="19661">
            <text:p>196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524">
            <text:p>41524</text:p>
          </table:table-cell>
          <table:table-cell office:value-type="float" office:value="21427">
            <text:p>21427</text:p>
          </table:table-cell>
          <table:table-cell office:value-type="float" office:value="20185">
            <text:p>2018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13">
            <text:p>25913</text:p>
          </table:table-cell>
          <table:table-cell office:value-type="float" office:value="21762">
            <text:p>21762</text:p>
          </table:table-cell>
          <table:table-cell office:value-type="float" office:value="19814">
            <text:p>1981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12">
            <text:p>28512</text:p>
          </table:table-cell>
          <table:table-cell office:value-type="float" office:value="21419">
            <text:p>21419</text:p>
          </table:table-cell>
          <table:table-cell office:value-type="float" office:value="19744">
            <text:p>1974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53">
            <text:p>26353</text:p>
          </table:table-cell>
          <table:table-cell office:value-type="float" office:value="21269">
            <text:p>21269</text:p>
          </table:table-cell>
          <table:table-cell office:value-type="float" office:value="32243">
            <text:p>3224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680">
            <text:p>40680</text:p>
          </table:table-cell>
          <table:table-cell office:value-type="float" office:value="21689">
            <text:p>21689</text:p>
          </table:table-cell>
          <table:table-cell office:value-type="float" office:value="19503">
            <text:p>1950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33">
            <text:p>26333</text:p>
          </table:table-cell>
          <table:table-cell office:value-type="float" office:value="23005">
            <text:p>23005</text:p>
          </table:table-cell>
          <table:table-cell office:value-type="float" office:value="20309">
            <text:p>2030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0">
            <text:p>21990</text:p>
          </table:table-cell>
          <table:table-cell office:value-type="float" office:value="21674">
            <text:p>21674</text:p>
          </table:table-cell>
          <table:table-cell office:value-type="float" office:value="49971">
            <text:p>4997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6">
            <text:p>20156</text:p>
          </table:table-cell>
          <table:table-cell office:value-type="float" office:value="21696">
            <text:p>21696</text:p>
          </table:table-cell>
          <table:table-cell office:value-type="float" office:value="19379">
            <text:p>1937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087">
            <text:p>37087</text:p>
          </table:table-cell>
          <table:table-cell office:value-type="float" office:value="21576">
            <text:p>21576</text:p>
          </table:table-cell>
          <table:table-cell office:value-type="float" office:value="19731">
            <text:p>1973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26">
            <text:p>21426</text:p>
          </table:table-cell>
          <table:table-cell office:value-type="float" office:value="21868">
            <text:p>21868</text:p>
          </table:table-cell>
          <table:table-cell office:value-type="float" office:value="102385">
            <text:p>10238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26">
            <text:p>28926</text:p>
          </table:table-cell>
          <table:table-cell office:value-type="float" office:value="21730">
            <text:p>21730</text:p>
          </table:table-cell>
          <table:table-cell office:value-type="float" office:value="20142">
            <text:p>2014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08">
            <text:p>24408</text:p>
          </table:table-cell>
          <table:table-cell office:value-type="float" office:value="21440">
            <text:p>21440</text:p>
          </table:table-cell>
          <table:table-cell office:value-type="float" office:value="33024">
            <text:p>3302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3">
            <text:p>23953</text:p>
          </table:table-cell>
          <table:table-cell office:value-type="float" office:value="21404">
            <text:p>21404</text:p>
          </table:table-cell>
          <table:table-cell office:value-type="float" office:value="19276">
            <text:p>1927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182">
            <text:p>36182</text:p>
          </table:table-cell>
          <table:table-cell office:value-type="float" office:value="21501">
            <text:p>21501</text:p>
          </table:table-cell>
          <table:table-cell office:value-type="float" office:value="19410">
            <text:p>1941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06">
            <text:p>21406</text:p>
          </table:table-cell>
          <table:table-cell office:value-type="float" office:value="22481">
            <text:p>22481</text:p>
          </table:table-cell>
          <table:table-cell office:value-type="float" office:value="19250">
            <text:p>1925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680">
            <text:p>240680</text:p>
          </table:table-cell>
          <table:table-cell office:value-type="float" office:value="21529">
            <text:p>21529</text:p>
          </table:table-cell>
          <table:table-cell office:value-type="float" office:value="33109">
            <text:p>3310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0">
            <text:p>26000</text:p>
          </table:table-cell>
          <table:table-cell office:value-type="float" office:value="21891">
            <text:p>21891</text:p>
          </table:table-cell>
          <table:table-cell office:value-type="float" office:value="34455">
            <text:p>3445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4">
            <text:p>20154</text:p>
          </table:table-cell>
          <table:table-cell office:value-type="float" office:value="43995">
            <text:p>43995</text:p>
          </table:table-cell>
          <table:table-cell office:value-type="float" office:value="20131">
            <text:p>2013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60">
            <text:p>20960</text:p>
          </table:table-cell>
          <table:table-cell office:value-type="float" office:value="21069">
            <text:p>21069</text:p>
          </table:table-cell>
          <table:table-cell office:value-type="float" office:value="19607">
            <text:p>1960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11">
            <text:p>22311</text:p>
          </table:table-cell>
          <table:table-cell office:value-type="float" office:value="23042">
            <text:p>23042</text:p>
          </table:table-cell>
          <table:table-cell office:value-type="float" office:value="20065">
            <text:p>2006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5">
            <text:p>23405</text:p>
          </table:table-cell>
          <table:table-cell office:value-type="float" office:value="21354">
            <text:p>21354</text:p>
          </table:table-cell>
          <table:table-cell office:value-type="float" office:value="33557">
            <text:p>3355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1">
            <text:p>23751</text:p>
          </table:table-cell>
          <table:table-cell office:value-type="float" office:value="20984">
            <text:p>20984</text:p>
          </table:table-cell>
          <table:table-cell office:value-type="float" office:value="19529">
            <text:p>1952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63">
            <text:p>23963</text:p>
          </table:table-cell>
          <table:table-cell office:value-type="float" office:value="21118">
            <text:p>21118</text:p>
          </table:table-cell>
          <table:table-cell office:value-type="float" office:value="18974">
            <text:p>1897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53">
            <text:p>23353</text:p>
          </table:table-cell>
          <table:table-cell office:value-type="float" office:value="21628">
            <text:p>21628</text:p>
          </table:table-cell>
          <table:table-cell office:value-type="float" office:value="42862">
            <text:p>4286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42">
            <text:p>23642</text:p>
          </table:table-cell>
          <table:table-cell office:value-type="float" office:value="21064">
            <text:p>21064</text:p>
          </table:table-cell>
          <table:table-cell office:value-type="float" office:value="19437">
            <text:p>1943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601">
            <text:p>33601</text:p>
          </table:table-cell>
          <table:table-cell office:value-type="float" office:value="21494">
            <text:p>21494</text:p>
          </table:table-cell>
          <table:table-cell office:value-type="float" office:value="19484">
            <text:p>1948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72">
            <text:p>23972</text:p>
          </table:table-cell>
          <table:table-cell office:value-type="float" office:value="21607">
            <text:p>21607</text:p>
          </table:table-cell>
          <table:table-cell office:value-type="float" office:value="19079">
            <text:p>1907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34">
            <text:p>22934</text:p>
          </table:table-cell>
          <table:table-cell office:value-type="float" office:value="21686">
            <text:p>21686</text:p>
          </table:table-cell>
          <table:table-cell office:value-type="float" office:value="19545">
            <text:p>195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23">
            <text:p>26223</text:p>
          </table:table-cell>
          <table:table-cell office:value-type="float" office:value="21382">
            <text:p>21382</text:p>
          </table:table-cell>
          <table:table-cell office:value-type="float" office:value="19328">
            <text:p>1932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53">
            <text:p>25353</text:p>
          </table:table-cell>
          <table:table-cell office:value-type="float" office:value="36004">
            <text:p>36004</text:p>
          </table:table-cell>
          <table:table-cell office:value-type="float" office:value="19418">
            <text:p>1941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78">
            <text:p>22978</text:p>
          </table:table-cell>
          <table:table-cell office:value-type="float" office:value="21180">
            <text:p>21180</text:p>
          </table:table-cell>
          <table:table-cell office:value-type="float" office:value="51256">
            <text:p>5125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34">
            <text:p>27234</text:p>
          </table:table-cell>
          <table:table-cell office:value-type="float" office:value="22012">
            <text:p>22012</text:p>
          </table:table-cell>
          <table:table-cell office:value-type="float" office:value="19397">
            <text:p>1939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5">
            <text:p>23385</text:p>
          </table:table-cell>
          <table:table-cell office:value-type="float" office:value="36539">
            <text:p>36539</text:p>
          </table:table-cell>
          <table:table-cell office:value-type="float" office:value="19270">
            <text:p>1927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88">
            <text:p>25288</text:p>
          </table:table-cell>
          <table:table-cell office:value-type="float" office:value="21668">
            <text:p>21668</text:p>
          </table:table-cell>
          <table:table-cell office:value-type="float" office:value="20117">
            <text:p>2011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08">
            <text:p>20208</text:p>
          </table:table-cell>
          <table:table-cell office:value-type="float" office:value="21778">
            <text:p>21778</text:p>
          </table:table-cell>
          <table:table-cell office:value-type="float" office:value="19683">
            <text:p>1968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7">
            <text:p>21477</text:p>
          </table:table-cell>
          <table:table-cell office:value-type="float" office:value="38146">
            <text:p>38146</text:p>
          </table:table-cell>
          <table:table-cell office:value-type="float" office:value="19838">
            <text:p>1983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936">
            <text:p>42936</text:p>
          </table:table-cell>
          <table:table-cell office:value-type="float" office:value="30917">
            <text:p>30917</text:p>
          </table:table-cell>
          <table:table-cell office:value-type="float" office:value="29185">
            <text:p>2918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537">
            <text:p>34537</text:p>
          </table:table-cell>
          <table:table-cell office:value-type="float" office:value="72523">
            <text:p>72523</text:p>
          </table:table-cell>
          <table:table-cell office:value-type="float" office:value="40728">
            <text:p>4072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453">
            <text:p>51453</text:p>
          </table:table-cell>
          <table:table-cell office:value-type="float" office:value="29917">
            <text:p>29917</text:p>
          </table:table-cell>
          <table:table-cell office:value-type="float" office:value="27066">
            <text:p>2706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717">
            <text:p>40717</text:p>
          </table:table-cell>
          <table:table-cell office:value-type="float" office:value="30091">
            <text:p>30091</text:p>
          </table:table-cell>
          <table:table-cell office:value-type="float" office:value="28918">
            <text:p>2891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0093">
            <text:p>130093</text:p>
          </table:table-cell>
          <table:table-cell office:value-type="float" office:value="44718">
            <text:p>44718</text:p>
          </table:table-cell>
          <table:table-cell office:value-type="float" office:value="27582">
            <text:p>2758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341">
            <text:p>31341</text:p>
          </table:table-cell>
          <table:table-cell office:value-type="float" office:value="29768">
            <text:p>29768</text:p>
          </table:table-cell>
          <table:table-cell office:value-type="float" office:value="59566">
            <text:p>5956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359">
            <text:p>67359</text:p>
          </table:table-cell>
          <table:table-cell office:value-type="float" office:value="29927">
            <text:p>29927</text:p>
          </table:table-cell>
          <table:table-cell office:value-type="float" office:value="28276">
            <text:p>2827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920">
            <text:p>29920</text:p>
          </table:table-cell>
          <table:table-cell office:value-type="float" office:value="31071">
            <text:p>31071</text:p>
          </table:table-cell>
          <table:table-cell office:value-type="float" office:value="44557">
            <text:p>4455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168">
            <text:p>30168</text:p>
          </table:table-cell>
          <table:table-cell office:value-type="float" office:value="29379">
            <text:p>29379</text:p>
          </table:table-cell>
          <table:table-cell office:value-type="float" office:value="42075">
            <text:p>420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665">
            <text:p>30665</text:p>
          </table:table-cell>
          <table:table-cell office:value-type="float" office:value="31876">
            <text:p>31876</text:p>
          </table:table-cell>
          <table:table-cell office:value-type="float" office:value="29283">
            <text:p>2928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353">
            <text:p>35353</text:p>
          </table:table-cell>
          <table:table-cell office:value-type="float" office:value="30406">
            <text:p>30406</text:p>
          </table:table-cell>
          <table:table-cell office:value-type="float" office:value="27636">
            <text:p>2763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458">
            <text:p>70458</text:p>
          </table:table-cell>
          <table:table-cell office:value-type="float" office:value="30001">
            <text:p>30001</text:p>
          </table:table-cell>
          <table:table-cell office:value-type="float" office:value="28163">
            <text:p>2816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127">
            <text:p>29127</text:p>
          </table:table-cell>
          <table:table-cell office:value-type="float" office:value="35775">
            <text:p>35775</text:p>
          </table:table-cell>
          <table:table-cell office:value-type="float" office:value="28149">
            <text:p>2814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62">
            <text:p>28162</text:p>
          </table:table-cell>
          <table:table-cell office:value-type="float" office:value="58418">
            <text:p>58418</text:p>
          </table:table-cell>
          <table:table-cell office:value-type="float" office:value="27816">
            <text:p>2781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050">
            <text:p>36050</text:p>
          </table:table-cell>
          <table:table-cell office:value-type="float" office:value="57283">
            <text:p>57283</text:p>
          </table:table-cell>
          <table:table-cell office:value-type="float" office:value="26602">
            <text:p>2660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42">
            <text:p>26142</text:p>
          </table:table-cell>
          <table:table-cell office:value-type="float" office:value="30114">
            <text:p>30114</text:p>
          </table:table-cell>
          <table:table-cell office:value-type="float" office:value="54508">
            <text:p>5450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459">
            <text:p>57459</text:p>
          </table:table-cell>
          <table:table-cell office:value-type="float" office:value="30376">
            <text:p>30376</text:p>
          </table:table-cell>
          <table:table-cell office:value-type="float" office:value="27609">
            <text:p>276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217">
            <text:p>33217</text:p>
          </table:table-cell>
          <table:table-cell office:value-type="float" office:value="44718">
            <text:p>44718</text:p>
          </table:table-cell>
          <table:table-cell office:value-type="float" office:value="27804">
            <text:p>2780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87">
            <text:p>32187</text:p>
          </table:table-cell>
          <table:table-cell office:value-type="float" office:value="29695">
            <text:p>29695</text:p>
          </table:table-cell>
          <table:table-cell office:value-type="float" office:value="41585">
            <text:p>4158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831">
            <text:p>58831</text:p>
          </table:table-cell>
          <table:table-cell office:value-type="float" office:value="45015">
            <text:p>45015</text:p>
          </table:table-cell>
          <table:table-cell office:value-type="float" office:value="28005">
            <text:p>2800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30">
            <text:p>28030</text:p>
          </table:table-cell>
          <table:table-cell office:value-type="float" office:value="29827">
            <text:p>29827</text:p>
          </table:table-cell>
          <table:table-cell office:value-type="float" office:value="28532">
            <text:p>2853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367">
            <text:p>29367</text:p>
          </table:table-cell>
          <table:table-cell office:value-type="float" office:value="29159">
            <text:p>29159</text:p>
          </table:table-cell>
          <table:table-cell office:value-type="float" office:value="43247">
            <text:p>4324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104">
            <text:p>33104</text:p>
          </table:table-cell>
          <table:table-cell office:value-type="float" office:value="29584">
            <text:p>29584</text:p>
          </table:table-cell>
          <table:table-cell office:value-type="float" office:value="27520">
            <text:p>275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06">
            <text:p>33806</text:p>
          </table:table-cell>
          <table:table-cell office:value-type="float" office:value="31339">
            <text:p>31339</text:p>
          </table:table-cell>
          <table:table-cell office:value-type="float" office:value="41502">
            <text:p>4150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84">
            <text:p>24684</text:p>
          </table:table-cell>
          <table:table-cell office:value-type="float" office:value="29991">
            <text:p>29991</text:p>
          </table:table-cell>
          <table:table-cell office:value-type="float" office:value="41540">
            <text:p>4154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305">
            <text:p>30305</text:p>
          </table:table-cell>
          <table:table-cell office:value-type="float" office:value="29496">
            <text:p>29496</text:p>
          </table:table-cell>
          <table:table-cell office:value-type="float" office:value="41027">
            <text:p>4102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675">
            <text:p>29675</text:p>
          </table:table-cell>
          <table:table-cell office:value-type="float" office:value="30416">
            <text:p>30416</text:p>
          </table:table-cell>
          <table:table-cell office:value-type="float" office:value="28158">
            <text:p>2815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073">
            <text:p>43073</text:p>
          </table:table-cell>
          <table:table-cell office:value-type="float" office:value="46827">
            <text:p>46827</text:p>
          </table:table-cell>
          <table:table-cell office:value-type="float" office:value="29529">
            <text:p>2952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295">
            <text:p>37295</text:p>
          </table:table-cell>
          <table:table-cell office:value-type="float" office:value="30161">
            <text:p>30161</text:p>
          </table:table-cell>
          <table:table-cell office:value-type="float" office:value="27595">
            <text:p>2759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98">
            <text:p>32898</text:p>
          </table:table-cell>
          <table:table-cell office:value-type="float" office:value="30506">
            <text:p>30506</text:p>
          </table:table-cell>
          <table:table-cell office:value-type="float" office:value="25914">
            <text:p>2591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236">
            <text:p>37236</text:p>
          </table:table-cell>
          <table:table-cell office:value-type="float" office:value="30221">
            <text:p>30221</text:p>
          </table:table-cell>
          <table:table-cell office:value-type="float" office:value="41010">
            <text:p>4101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570">
            <text:p>32570</text:p>
          </table:table-cell>
          <table:table-cell office:value-type="float" office:value="30044">
            <text:p>30044</text:p>
          </table:table-cell>
          <table:table-cell office:value-type="float" office:value="27200">
            <text:p>2720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315">
            <text:p>37315</text:p>
          </table:table-cell>
          <table:table-cell office:value-type="float" office:value="30448">
            <text:p>30448</text:p>
          </table:table-cell>
          <table:table-cell office:value-type="float" office:value="26759">
            <text:p>2675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121">
            <text:p>33121</text:p>
          </table:table-cell>
          <table:table-cell office:value-type="float" office:value="31013">
            <text:p>31013</text:p>
          </table:table-cell>
          <table:table-cell office:value-type="float" office:value="41786">
            <text:p>4178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31">
            <text:p>27831</text:p>
          </table:table-cell>
          <table:table-cell office:value-type="float" office:value="30468">
            <text:p>30468</text:p>
          </table:table-cell>
          <table:table-cell office:value-type="float" office:value="27778">
            <text:p>2777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244">
            <text:p>31244</text:p>
          </table:table-cell>
          <table:table-cell office:value-type="float" office:value="30066">
            <text:p>30066</text:p>
          </table:table-cell>
          <table:table-cell office:value-type="float" office:value="27500">
            <text:p>2750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442">
            <text:p>49442</text:p>
          </table:table-cell>
          <table:table-cell office:value-type="float" office:value="30178">
            <text:p>30178</text:p>
          </table:table-cell>
          <table:table-cell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95">
            <text:p>33895</text:p>
          </table:table-cell>
          <table:table-cell office:value-type="float" office:value="231454">
            <text:p>231454</text:p>
          </table:table-cell>
          <table:table-cell office:value-type="float" office:value="26701">
            <text:p>2670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092">
            <text:p>74092</text:p>
          </table:table-cell>
          <table:table-cell office:value-type="float" office:value="30325">
            <text:p>30325</text:p>
          </table:table-cell>
          <table:table-cell office:value-type="float" office:value="28783">
            <text:p>2878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086">
            <text:p>32086</text:p>
          </table:table-cell>
          <table:table-cell office:value-type="float" office:value="44534">
            <text:p>44534</text:p>
          </table:table-cell>
          <table:table-cell office:value-type="float" office:value="27688">
            <text:p>2768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432">
            <text:p>52432</text:p>
          </table:table-cell>
          <table:table-cell office:value-type="float" office:value="56732">
            <text:p>56732</text:p>
          </table:table-cell>
          <table:table-cell office:value-type="float" office:value="15599">
            <text:p>1559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476">
            <text:p>31476</text:p>
          </table:table-cell>
          <table:table-cell office:value-type="float" office:value="107280">
            <text:p>107280</text:p>
          </table:table-cell>
          <table:table-cell office:value-type="float" office:value="11074">
            <text:p>1107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82">
            <text:p>30582</text:p>
          </table:table-cell>
          <table:table-cell office:value-type="float" office:value="30949">
            <text:p>30949</text:p>
          </table:table-cell>
          <table:table-cell office:value-type="float" office:value="11008">
            <text:p>1100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20">
            <text:p>26220</text:p>
          </table:table-cell>
          <table:table-cell office:value-type="float" office:value="31043">
            <text:p>31043</text:p>
          </table:table-cell>
          <table:table-cell office:value-type="float" office:value="11586">
            <text:p>1158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130">
            <text:p>36130</text:p>
          </table:table-cell>
          <table:table-cell office:value-type="float" office:value="30508">
            <text:p>30508</text:p>
          </table:table-cell>
          <table:table-cell office:value-type="float" office:value="10920">
            <text:p>109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73">
            <text:p>28273</text:p>
          </table:table-cell>
          <table:table-cell office:value-type="float" office:value="30145">
            <text:p>30145</text:p>
          </table:table-cell>
          <table:table-cell office:value-type="float" office:value="11554">
            <text:p>1155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592">
            <text:p>44592</text:p>
          </table:table-cell>
          <table:table-cell office:value-type="float" office:value="29075">
            <text:p>29075</text:p>
          </table:table-cell>
          <table:table-cell office:value-type="float" office:value="10862">
            <text:p>1086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9">
            <text:p>32769</text:p>
          </table:table-cell>
          <table:table-cell office:value-type="float" office:value="29091">
            <text:p>29091</text:p>
          </table:table-cell>
          <table:table-cell office:value-type="float" office:value="11041">
            <text:p>1104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72">
            <text:p>28972</text:p>
          </table:table-cell>
          <table:table-cell office:value-type="float" office:value="30685">
            <text:p>30685</text:p>
          </table:table-cell>
          <table:table-cell office:value-type="float" office:value="11270">
            <text:p>1127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066">
            <text:p>39066</text:p>
          </table:table-cell>
          <table:table-cell office:value-type="float" office:value="29760">
            <text:p>29760</text:p>
          </table:table-cell>
          <table:table-cell office:value-type="float" office:value="11072">
            <text:p>1107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460">
            <text:p>55460</text:p>
          </table:table-cell>
          <table:table-cell office:value-type="float" office:value="59271">
            <text:p>59271</text:p>
          </table:table-cell>
          <table:table-cell office:value-type="float" office:value="24905">
            <text:p>2490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579">
            <text:p>58579</text:p>
          </table:table-cell>
          <table:table-cell office:value-type="float" office:value="68361">
            <text:p>68361</text:p>
          </table:table-cell>
          <table:table-cell office:value-type="float" office:value="23454">
            <text:p>2345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360">
            <text:p>65360</text:p>
          </table:table-cell>
          <table:table-cell office:value-type="float" office:value="92545">
            <text:p>92545</text:p>
          </table:table-cell>
          <table:table-cell office:value-type="float" office:value="25434">
            <text:p>2543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332">
            <text:p>120332</text:p>
          </table:table-cell>
          <table:table-cell office:value-type="float" office:value="57970">
            <text:p>57970</text:p>
          </table:table-cell>
          <table:table-cell office:value-type="float" office:value="24647">
            <text:p>2464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8203">
            <text:p>98203</text:p>
          </table:table-cell>
          <table:table-cell office:value-type="float" office:value="98191">
            <text:p>98191</text:p>
          </table:table-cell>
          <table:table-cell office:value-type="float" office:value="40091">
            <text:p>4009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120">
            <text:p>61120</text:p>
          </table:table-cell>
          <table:table-cell office:value-type="float" office:value="64807">
            <text:p>64807</text:p>
          </table:table-cell>
          <table:table-cell office:value-type="float" office:value="25847">
            <text:p>2584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286">
            <text:p>65286</text:p>
          </table:table-cell>
          <table:table-cell office:value-type="float" office:value="62161">
            <text:p>62161</text:p>
          </table:table-cell>
          <table:table-cell office:value-type="float" office:value="25479">
            <text:p>2547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945">
            <text:p>55945</text:p>
          </table:table-cell>
          <table:table-cell office:value-type="float" office:value="63302">
            <text:p>63302</text:p>
          </table:table-cell>
          <table:table-cell office:value-type="float" office:value="25805">
            <text:p>2580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456">
            <text:p>82456</text:p>
          </table:table-cell>
          <table:table-cell office:value-type="float" office:value="62906">
            <text:p>62906</text:p>
          </table:table-cell>
          <table:table-cell office:value-type="float" office:value="26984">
            <text:p>2698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099">
            <text:p>42099</text:p>
          </table:table-cell>
          <table:table-cell office:value-type="float" office:value="59145">
            <text:p>59145</text:p>
          </table:table-cell>
          <table:table-cell office:value-type="float" office:value="33050">
            <text:p>3305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559">
            <text:p>174559</text:p>
          </table:table-cell>
          <table:table-cell office:value-type="float" office:value="89125">
            <text:p>89125</text:p>
          </table:table-cell>
          <table:table-cell office:value-type="float" office:value="26242">
            <text:p>2624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375">
            <text:p>82375</text:p>
          </table:table-cell>
          <table:table-cell office:value-type="float" office:value="64469">
            <text:p>64469</text:p>
          </table:table-cell>
          <table:table-cell office:value-type="float" office:value="26415">
            <text:p>2641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4601">
            <text:p>144601</text:p>
          </table:table-cell>
          <table:table-cell office:value-type="float" office:value="61165">
            <text:p>61165</text:p>
          </table:table-cell>
          <table:table-cell office:value-type="float" office:value="25414">
            <text:p>2541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841">
            <text:p>68841</text:p>
          </table:table-cell>
          <table:table-cell office:value-type="float" office:value="65833">
            <text:p>65833</text:p>
          </table:table-cell>
          <table:table-cell office:value-type="float" office:value="31471">
            <text:p>3147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520">
            <text:p>67520</text:p>
          </table:table-cell>
          <table:table-cell office:value-type="float" office:value="60634">
            <text:p>60634</text:p>
          </table:table-cell>
          <table:table-cell office:value-type="float" office:value="44636">
            <text:p>4463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380">
            <text:p>49380</text:p>
          </table:table-cell>
          <table:table-cell office:value-type="float" office:value="60327">
            <text:p>60327</text:p>
          </table:table-cell>
          <table:table-cell office:value-type="float" office:value="31137">
            <text:p>3113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167">
            <text:p>49167</text:p>
          </table:table-cell>
          <table:table-cell office:value-type="float" office:value="62143">
            <text:p>62143</text:p>
          </table:table-cell>
          <table:table-cell office:value-type="float" office:value="25642">
            <text:p>2564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34">
            <text:p>51834</text:p>
          </table:table-cell>
          <table:table-cell office:value-type="float" office:value="65664">
            <text:p>65664</text:p>
          </table:table-cell>
          <table:table-cell office:value-type="float" office:value="25900">
            <text:p>2590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035">
            <text:p>54035</text:p>
          </table:table-cell>
          <table:table-cell office:value-type="float" office:value="60978">
            <text:p>60978</text:p>
          </table:table-cell>
          <table:table-cell office:value-type="float" office:value="25768">
            <text:p>2576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621">
            <text:p>101621</text:p>
          </table:table-cell>
          <table:table-cell office:value-type="float" office:value="67166">
            <text:p>67166</text:p>
          </table:table-cell>
          <table:table-cell office:value-type="float" office:value="25789">
            <text:p>2578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296">
            <text:p>62296</text:p>
          </table:table-cell>
          <table:table-cell office:value-type="float" office:value="62138">
            <text:p>62138</text:p>
          </table:table-cell>
          <table:table-cell office:value-type="float" office:value="27561">
            <text:p>2756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886">
            <text:p>65886</text:p>
          </table:table-cell>
          <table:table-cell office:value-type="float" office:value="62313">
            <text:p>62313</text:p>
          </table:table-cell>
          <table:table-cell office:value-type="float" office:value="25997">
            <text:p>2599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365">
            <text:p>70365</text:p>
          </table:table-cell>
          <table:table-cell office:value-type="float" office:value="83925">
            <text:p>83925</text:p>
          </table:table-cell>
          <table:table-cell office:value-type="float" office:value="26760">
            <text:p>2676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372">
            <text:p>60372</text:p>
          </table:table-cell>
          <table:table-cell office:value-type="float" office:value="216796">
            <text:p>216796</text:p>
          </table:table-cell>
          <table:table-cell office:value-type="float" office:value="24846">
            <text:p>2484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620">
            <text:p>73620</text:p>
          </table:table-cell>
          <table:table-cell office:value-type="float" office:value="66256">
            <text:p>66256</text:p>
          </table:table-cell>
          <table:table-cell office:value-type="float" office:value="25318">
            <text:p>2531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928">
            <text:p>49928</text:p>
          </table:table-cell>
          <table:table-cell office:value-type="float" office:value="93861">
            <text:p>93861</text:p>
          </table:table-cell>
          <table:table-cell office:value-type="float" office:value="25595">
            <text:p>2559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694">
            <text:p>109694</text:p>
          </table:table-cell>
          <table:table-cell office:value-type="float" office:value="62454">
            <text:p>62454</text:p>
          </table:table-cell>
          <table:table-cell office:value-type="float" office:value="27711">
            <text:p>2771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961">
            <text:p>80961</text:p>
          </table:table-cell>
          <table:table-cell office:value-type="float" office:value="86713">
            <text:p>86713</text:p>
          </table:table-cell>
          <table:table-cell office:value-type="float" office:value="25724">
            <text:p>2572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037">
            <text:p>83037</text:p>
          </table:table-cell>
          <table:table-cell office:value-type="float" office:value="67747">
            <text:p>67747</text:p>
          </table:table-cell>
          <table:table-cell office:value-type="float" office:value="26387">
            <text:p>2638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164">
            <text:p>55164</text:p>
          </table:table-cell>
          <table:table-cell office:value-type="float" office:value="62111">
            <text:p>62111</text:p>
          </table:table-cell>
          <table:table-cell office:value-type="float" office:value="26522">
            <text:p>2652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502">
            <text:p>48502</text:p>
          </table:table-cell>
          <table:table-cell office:value-type="float" office:value="61110">
            <text:p>61110</text:p>
          </table:table-cell>
          <table:table-cell office:value-type="float" office:value="49584">
            <text:p>4958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312">
            <text:p>60312</text:p>
          </table:table-cell>
          <table:table-cell office:value-type="float" office:value="64510">
            <text:p>64510</text:p>
          </table:table-cell>
          <table:table-cell office:value-type="float" office:value="26435">
            <text:p>2643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064">
            <text:p>115064</text:p>
          </table:table-cell>
          <table:table-cell office:value-type="float" office:value="68981">
            <text:p>68981</text:p>
          </table:table-cell>
          <table:table-cell office:value-type="float" office:value="26573">
            <text:p>2657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96">
            <text:p>52996</text:p>
          </table:table-cell>
          <table:table-cell office:value-type="float" office:value="79456">
            <text:p>79456</text:p>
          </table:table-cell>
          <table:table-cell office:value-type="float" office:value="59253">
            <text:p>5925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274">
            <text:p>59274</text:p>
          </table:table-cell>
          <table:table-cell office:value-type="float" office:value="64758">
            <text:p>64758</text:p>
          </table:table-cell>
          <table:table-cell office:value-type="float" office:value="25808">
            <text:p>2580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107">
            <text:p>55107</text:p>
          </table:table-cell>
          <table:table-cell office:value-type="float" office:value="60891">
            <text:p>60891</text:p>
          </table:table-cell>
          <table:table-cell office:value-type="float" office:value="27402">
            <text:p>2740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620">
            <text:p>81620</text:p>
          </table:table-cell>
          <table:table-cell office:value-type="float" office:value="64543">
            <text:p>64543</text:p>
          </table:table-cell>
          <table:table-cell office:value-type="float" office:value="25549">
            <text:p>2554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609">
            <text:p>54609</text:p>
          </table:table-cell>
          <table:table-cell office:value-type="float" office:value="61043">
            <text:p>61043</text:p>
          </table:table-cell>
          <table:table-cell office:value-type="float" office:value="31288">
            <text:p>3128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960">
            <text:p>104960</text:p>
          </table:table-cell>
          <table:table-cell office:value-type="float" office:value="64066">
            <text:p>64066</text:p>
          </table:table-cell>
          <table:table-cell office:value-type="float" office:value="24816">
            <text:p>2481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132">
            <text:p>74132</text:p>
          </table:table-cell>
          <table:table-cell office:value-type="float" office:value="78401">
            <text:p>78401</text:p>
          </table:table-cell>
          <table:table-cell office:value-type="float" office:value="39641">
            <text:p>3964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993">
            <text:p>73993</text:p>
          </table:table-cell>
          <table:table-cell office:value-type="float" office:value="77722">
            <text:p>77722</text:p>
          </table:table-cell>
          <table:table-cell office:value-type="float" office:value="25651">
            <text:p>2565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126">
            <text:p>195126</text:p>
          </table:table-cell>
          <table:table-cell office:value-type="float" office:value="65205">
            <text:p>65205</text:p>
          </table:table-cell>
          <table:table-cell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869">
            <text:p>79869</text:p>
          </table:table-cell>
          <table:table-cell office:value-type="float" office:value="62935">
            <text:p>62935</text:p>
          </table:table-cell>
          <table:table-cell office:value-type="float" office:value="26545">
            <text:p>265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0939">
            <text:p>90939</text:p>
          </table:table-cell>
          <table:table-cell office:value-type="float" office:value="61425">
            <text:p>61425</text:p>
          </table:table-cell>
          <table:table-cell office:value-type="float" office:value="25086">
            <text:p>2508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233">
            <text:p>96233</text:p>
          </table:table-cell>
          <table:table-cell office:value-type="float" office:value="88690">
            <text:p>88690</text:p>
          </table:table-cell>
          <table:table-cell office:value-type="float" office:value="86256">
            <text:p>8625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965">
            <text:p>92965</text:p>
          </table:table-cell>
          <table:table-cell office:value-type="float" office:value="66568">
            <text:p>66568</text:p>
          </table:table-cell>
          <table:table-cell office:value-type="float" office:value="25174">
            <text:p>2517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946">
            <text:p>66946</text:p>
          </table:table-cell>
          <table:table-cell office:value-type="float" office:value="94218">
            <text:p>94218</text:p>
          </table:table-cell>
          <table:table-cell office:value-type="float" office:value="24648">
            <text:p>2464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76">
            <text:p>77576</text:p>
          </table:table-cell>
          <table:table-cell office:value-type="float" office:value="78917">
            <text:p>78917</text:p>
          </table:table-cell>
          <table:table-cell office:value-type="float" office:value="27164">
            <text:p>2716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594">
            <text:p>96594</text:p>
          </table:table-cell>
          <table:table-cell office:value-type="float" office:value="76751">
            <text:p>76751</text:p>
          </table:table-cell>
          <table:table-cell office:value-type="float" office:value="27322">
            <text:p>2732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581">
            <text:p>70581</text:p>
          </table:table-cell>
          <table:table-cell office:value-type="float" office:value="67077">
            <text:p>67077</text:p>
          </table:table-cell>
          <table:table-cell office:value-type="float" office:value="33442">
            <text:p>3344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857">
            <text:p>117857</text:p>
          </table:table-cell>
          <table:table-cell office:value-type="float" office:value="220660">
            <text:p>220660</text:p>
          </table:table-cell>
          <table:table-cell office:value-type="float" office:value="98722">
            <text:p>9872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515">
            <text:p>258515</text:p>
          </table:table-cell>
          <table:table-cell office:value-type="float" office:value="287055">
            <text:p>287055</text:p>
          </table:table-cell>
          <table:table-cell office:value-type="float" office:value="94669">
            <text:p>9466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1270">
            <text:p>371270</text:p>
          </table:table-cell>
          <table:table-cell office:value-type="float" office:value="418634">
            <text:p>418634</text:p>
          </table:table-cell>
          <table:table-cell office:value-type="float" office:value="122806">
            <text:p>12280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525">
            <text:p>294525</text:p>
          </table:table-cell>
          <table:table-cell office:value-type="float" office:value="122622">
            <text:p>122622</text:p>
          </table:table-cell>
          <table:table-cell office:value-type="float" office:value="108013">
            <text:p>10801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597">
            <text:p>264597</text:p>
          </table:table-cell>
          <table:table-cell office:value-type="float" office:value="108933">
            <text:p>108933</text:p>
          </table:table-cell>
          <table:table-cell office:value-type="float" office:value="96780">
            <text:p>9678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758">
            <text:p>77758</text:p>
          </table:table-cell>
          <table:table-cell office:value-type="float" office:value="91603">
            <text:p>91603</text:p>
          </table:table-cell>
          <table:table-cell office:value-type="float" office:value="105424">
            <text:p>10542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395">
            <text:p>194395</text:p>
          </table:table-cell>
          <table:table-cell office:value-type="float" office:value="95642">
            <text:p>95642</text:p>
          </table:table-cell>
          <table:table-cell office:value-type="float" office:value="94361">
            <text:p>9436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8561">
            <text:p>188561</text:p>
          </table:table-cell>
          <table:table-cell office:value-type="float" office:value="104395">
            <text:p>104395</text:p>
          </table:table-cell>
          <table:table-cell office:value-type="float" office:value="96905">
            <text:p>9690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739">
            <text:p>158739</text:p>
          </table:table-cell>
          <table:table-cell office:value-type="float" office:value="109694">
            <text:p>109694</text:p>
          </table:table-cell>
          <table:table-cell office:value-type="float" office:value="95356">
            <text:p>9535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571">
            <text:p>249571</text:p>
          </table:table-cell>
          <table:table-cell office:value-type="float" office:value="92505">
            <text:p>92505</text:p>
          </table:table-cell>
          <table:table-cell office:value-type="float" office:value="85576">
            <text:p>8557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4446">
            <text:p>314446</text:p>
          </table:table-cell>
          <table:table-cell office:value-type="float" office:value="105982">
            <text:p>105982</text:p>
          </table:table-cell>
          <table:table-cell office:value-type="float" office:value="101839">
            <text:p>10183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0307">
            <text:p>140307</text:p>
          </table:table-cell>
          <table:table-cell office:value-type="float" office:value="105338">
            <text:p>105338</text:p>
          </table:table-cell>
          <table:table-cell office:value-type="float" office:value="101319">
            <text:p>1013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207">
            <text:p>201207</text:p>
          </table:table-cell>
          <table:table-cell office:value-type="float" office:value="109719">
            <text:p>109719</text:p>
          </table:table-cell>
          <table:table-cell office:value-type="float" office:value="103667">
            <text:p>103667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557">
            <text:p>449557</text:p>
          </table:table-cell>
          <table:table-cell office:value-type="float" office:value="106616">
            <text:p>106616</text:p>
          </table:table-cell>
          <table:table-cell office:value-type="float" office:value="101257">
            <text:p>101257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885">
            <text:p>180885</text:p>
          </table:table-cell>
          <table:table-cell office:value-type="float" office:value="90178">
            <text:p>90178</text:p>
          </table:table-cell>
          <table:table-cell office:value-type="float" office:value="102119">
            <text:p>1021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2336">
            <text:p>392336</text:p>
          </table:table-cell>
          <table:table-cell office:value-type="float" office:value="110409">
            <text:p>110409</text:p>
          </table:table-cell>
          <table:table-cell office:value-type="float" office:value="98372">
            <text:p>983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6749">
            <text:p>116749</text:p>
          </table:table-cell>
          <table:table-cell office:value-type="float" office:value="110521">
            <text:p>110521</text:p>
          </table:table-cell>
          <table:table-cell office:value-type="float" office:value="108100">
            <text:p>10810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664">
            <text:p>87664</text:p>
          </table:table-cell>
          <table:table-cell office:value-type="float" office:value="92018">
            <text:p>92018</text:p>
          </table:table-cell>
          <table:table-cell office:value-type="float" office:value="98591">
            <text:p>9859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077">
            <text:p>258077</text:p>
          </table:table-cell>
          <table:table-cell office:value-type="float" office:value="96243">
            <text:p>96243</text:p>
          </table:table-cell>
          <table:table-cell office:value-type="float" office:value="89061">
            <text:p>8906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957">
            <text:p>224957</text:p>
          </table:table-cell>
          <table:table-cell office:value-type="float" office:value="102078">
            <text:p>102078</text:p>
          </table:table-cell>
          <table:table-cell office:value-type="float" office:value="169428">
            <text:p>16942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390">
            <text:p>160390</text:p>
          </table:table-cell>
          <table:table-cell office:value-type="float" office:value="99798">
            <text:p>99798</text:p>
          </table:table-cell>
          <table:table-cell office:value-type="float" office:value="95323">
            <text:p>9532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455">
            <text:p>299455</text:p>
          </table:table-cell>
          <table:table-cell office:value-type="float" office:value="96488">
            <text:p>96488</text:p>
          </table:table-cell>
          <table:table-cell office:value-type="float" office:value="146124">
            <text:p>14612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8925">
            <text:p>118925</text:p>
          </table:table-cell>
          <table:table-cell office:value-type="float" office:value="102521">
            <text:p>102521</text:p>
          </table:table-cell>
          <table:table-cell office:value-type="float" office:value="123498">
            <text:p>12349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095">
            <text:p>253095</text:p>
          </table:table-cell>
          <table:table-cell office:value-type="float" office:value="200140">
            <text:p>200140</text:p>
          </table:table-cell>
          <table:table-cell office:value-type="float" office:value="147714">
            <text:p>14771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274">
            <text:p>255274</text:p>
          </table:table-cell>
          <table:table-cell office:value-type="float" office:value="85829">
            <text:p>85829</text:p>
          </table:table-cell>
          <table:table-cell office:value-type="float" office:value="109836">
            <text:p>10983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366">
            <text:p>158366</text:p>
          </table:table-cell>
          <table:table-cell office:value-type="float" office:value="101281">
            <text:p>101281</text:p>
          </table:table-cell>
          <table:table-cell office:value-type="float" office:value="91259">
            <text:p>9125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893">
            <text:p>510893</text:p>
          </table:table-cell>
          <table:table-cell office:value-type="float" office:value="108991">
            <text:p>108991</text:p>
          </table:table-cell>
          <table:table-cell office:value-type="float" office:value="113945">
            <text:p>11394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457">
            <text:p>55457</text:p>
          </table:table-cell>
          <table:table-cell office:value-type="float" office:value="102525">
            <text:p>102525</text:p>
          </table:table-cell>
          <table:table-cell office:value-type="float" office:value="90998">
            <text:p>9099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429">
            <text:p>42429</text:p>
          </table:table-cell>
          <table:table-cell office:value-type="float" office:value="107128">
            <text:p>107128</text:p>
          </table:table-cell>
          <table:table-cell office:value-type="float" office:value="91178">
            <text:p>9117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804">
            <text:p>38804</text:p>
          </table:table-cell>
          <table:table-cell office:value-type="float" office:value="100263">
            <text:p>100263</text:p>
          </table:table-cell>
          <table:table-cell office:value-type="float" office:value="114968">
            <text:p>11496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531">
            <text:p>64531</text:p>
          </table:table-cell>
          <table:table-cell office:value-type="float" office:value="107038">
            <text:p>107038</text:p>
          </table:table-cell>
          <table:table-cell office:value-type="float" office:value="91475">
            <text:p>9147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3908">
            <text:p>143908</text:p>
          </table:table-cell>
          <table:table-cell office:value-type="float" office:value="110935">
            <text:p>110935</text:p>
          </table:table-cell>
          <table:table-cell office:value-type="float" office:value="119019">
            <text:p>1190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932">
            <text:p>51932</text:p>
          </table:table-cell>
          <table:table-cell office:value-type="float" office:value="95630">
            <text:p>95630</text:p>
          </table:table-cell>
          <table:table-cell office:value-type="float" office:value="91018">
            <text:p>9101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892">
            <text:p>97892</text:p>
          </table:table-cell>
          <table:table-cell office:value-type="float" office:value="104218">
            <text:p>104218</text:p>
          </table:table-cell>
          <table:table-cell office:value-type="float" office:value="97493">
            <text:p>9749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601">
            <text:p>77601</text:p>
          </table:table-cell>
          <table:table-cell office:value-type="float" office:value="105362">
            <text:p>105362</text:p>
          </table:table-cell>
          <table:table-cell office:value-type="float" office:value="113680">
            <text:p>11368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8918">
            <text:p>108918</text:p>
          </table:table-cell>
          <table:table-cell office:value-type="float" office:value="103081">
            <text:p>103081</text:p>
          </table:table-cell>
          <table:table-cell office:value-type="float" office:value="97252">
            <text:p>9725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214">
            <text:p>92214</text:p>
          </table:table-cell>
          <table:table-cell office:value-type="float" office:value="87526">
            <text:p>87526</text:p>
          </table:table-cell>
          <table:table-cell office:value-type="float" office:value="93038">
            <text:p>9303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059">
            <text:p>70059</text:p>
          </table:table-cell>
          <table:table-cell office:value-type="float" office:value="109344">
            <text:p>109344</text:p>
          </table:table-cell>
          <table:table-cell office:value-type="float" office:value="108219">
            <text:p>1082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987">
            <text:p>41987</text:p>
          </table:table-cell>
          <table:table-cell office:value-type="float" office:value="91155">
            <text:p>91155</text:p>
          </table:table-cell>
          <table:table-cell office:value-type="float" office:value="110251">
            <text:p>11025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503">
            <text:p>50503</text:p>
          </table:table-cell>
          <table:table-cell office:value-type="float" office:value="103144">
            <text:p>103144</text:p>
          </table:table-cell>
          <table:table-cell office:value-type="float" office:value="92103">
            <text:p>9210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309">
            <text:p>49309</text:p>
          </table:table-cell>
          <table:table-cell office:value-type="float" office:value="101395">
            <text:p>101395</text:p>
          </table:table-cell>
          <table:table-cell office:value-type="float" office:value="100163">
            <text:p>10016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392">
            <text:p>266392</text:p>
          </table:table-cell>
          <table:table-cell office:value-type="float" office:value="115697">
            <text:p>115697</text:p>
          </table:table-cell>
          <table:table-cell office:value-type="float" office:value="103872">
            <text:p>1038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740">
            <text:p>49740</text:p>
          </table:table-cell>
          <table:table-cell office:value-type="float" office:value="109287">
            <text:p>109287</text:p>
          </table:table-cell>
          <table:table-cell office:value-type="float" office:value="119702">
            <text:p>11970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093">
            <text:p>49093</text:p>
          </table:table-cell>
          <table:table-cell office:value-type="float" office:value="95399">
            <text:p>95399</text:p>
          </table:table-cell>
          <table:table-cell office:value-type="float" office:value="102472">
            <text:p>1024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952">
            <text:p>69952</text:p>
          </table:table-cell>
          <table:table-cell office:value-type="float" office:value="96885">
            <text:p>96885</text:p>
          </table:table-cell>
          <table:table-cell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724">
            <text:p>60724</text:p>
          </table:table-cell>
          <table:table-cell office:value-type="float" office:value="123417">
            <text:p>123417</text:p>
          </table:table-cell>
          <table:table-cell office:value-type="float" office:value="94841">
            <text:p>9484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917">
            <text:p>70917</text:p>
          </table:table-cell>
          <table:table-cell office:value-type="float" office:value="98699">
            <text:p>98699</text:p>
          </table:table-cell>
          <table:table-cell office:value-type="float" office:value="103511">
            <text:p>10351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0935">
            <text:p>130935</text:p>
          </table:table-cell>
          <table:table-cell office:value-type="float" office:value="89897">
            <text:p>89897</text:p>
          </table:table-cell>
          <table:table-cell office:value-type="float" office:value="429089">
            <text:p>42908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6601">
            <text:p>126601</text:p>
          </table:table-cell>
          <table:table-cell office:value-type="float" office:value="90173">
            <text:p>90173</text:p>
          </table:table-cell>
          <table:table-cell office:value-type="float" office:value="94032">
            <text:p>9403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07">
            <text:p>81907</text:p>
          </table:table-cell>
          <table:table-cell office:value-type="float" office:value="91133">
            <text:p>91133</text:p>
          </table:table-cell>
          <table:table-cell office:value-type="float" office:value="95685">
            <text:p>9568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4027">
            <text:p>464027</text:p>
          </table:table-cell>
          <table:table-cell office:value-type="float" office:value="493824">
            <text:p>493824</text:p>
          </table:table-cell>
          <table:table-cell office:value-type="float" office:value="202998">
            <text:p>20299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527">
            <text:p>174527</text:p>
          </table:table-cell>
          <table:table-cell office:value-type="float" office:value="511179">
            <text:p>511179</text:p>
          </table:table-cell>
          <table:table-cell office:value-type="float" office:value="212438">
            <text:p>21243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792">
            <text:p>184792</text:p>
          </table:table-cell>
          <table:table-cell office:value-type="float" office:value="460472">
            <text:p>460472</text:p>
          </table:table-cell>
          <table:table-cell office:value-type="float" office:value="185219">
            <text:p>18521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5081">
            <text:p>375081</text:p>
          </table:table-cell>
          <table:table-cell office:value-type="float" office:value="473171">
            <text:p>473171</text:p>
          </table:table-cell>
          <table:table-cell office:value-type="float" office:value="230617">
            <text:p>23061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2014">
            <text:p>372014</text:p>
          </table:table-cell>
          <table:table-cell office:value-type="float" office:value="511299">
            <text:p>511299</text:p>
          </table:table-cell>
          <table:table-cell office:value-type="float" office:value="185409">
            <text:p>18540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615">
            <text:p>176615</text:p>
          </table:table-cell>
          <table:table-cell office:value-type="float" office:value="354750">
            <text:p>354750</text:p>
          </table:table-cell>
          <table:table-cell office:value-type="float" office:value="201006">
            <text:p>20100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7439">
            <text:p>407439</text:p>
          </table:table-cell>
          <table:table-cell office:value-type="float" office:value="555445">
            <text:p>555445</text:p>
          </table:table-cell>
          <table:table-cell office:value-type="float" office:value="171407">
            <text:p>17140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2656">
            <text:p>512656</text:p>
          </table:table-cell>
          <table:table-cell office:value-type="float" office:value="465485">
            <text:p>465485</text:p>
          </table:table-cell>
          <table:table-cell office:value-type="float" office:value="191892">
            <text:p>19189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839">
            <text:p>169839</text:p>
          </table:table-cell>
          <table:table-cell office:value-type="float" office:value="459675">
            <text:p>459675</text:p>
          </table:table-cell>
          <table:table-cell office:value-type="float" office:value="187978">
            <text:p>18797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850">
            <text:p>111850</text:p>
          </table:table-cell>
          <table:table-cell office:value-type="float" office:value="484298">
            <text:p>484298</text:p>
          </table:table-cell>
          <table:table-cell office:value-type="float" office:value="194644">
            <text:p>19464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5832">
            <text:p>305832</text:p>
          </table:table-cell>
          <table:table-cell office:value-type="float" office:value="287645">
            <text:p>287645</text:p>
          </table:table-cell>
          <table:table-cell office:value-type="float" office:value="209356">
            <text:p>20935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3663">
            <text:p>323663</text:p>
          </table:table-cell>
          <table:table-cell office:value-type="float" office:value="514823">
            <text:p>514823</text:p>
          </table:table-cell>
          <table:table-cell office:value-type="float" office:value="196379">
            <text:p>1963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679">
            <text:p>146679</text:p>
          </table:table-cell>
          <table:table-cell office:value-type="float" office:value="429832">
            <text:p>429832</text:p>
          </table:table-cell>
          <table:table-cell office:value-type="float" office:value="199558">
            <text:p>19955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2648">
            <text:p>392648</text:p>
          </table:table-cell>
          <table:table-cell office:value-type="float" office:value="467943">
            <text:p>467943</text:p>
          </table:table-cell>
          <table:table-cell office:value-type="float" office:value="184853">
            <text:p>18485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8595">
            <text:p>438595</text:p>
          </table:table-cell>
          <table:table-cell office:value-type="float" office:value="478266">
            <text:p>478266</text:p>
          </table:table-cell>
          <table:table-cell office:value-type="float" office:value="214947">
            <text:p>21494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750">
            <text:p>145750</text:p>
          </table:table-cell>
          <table:table-cell office:value-type="float" office:value="500746">
            <text:p>500746</text:p>
          </table:table-cell>
          <table:table-cell office:value-type="float" office:value="179030">
            <text:p>17903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8891">
            <text:p>348891</text:p>
          </table:table-cell>
          <table:table-cell office:value-type="float" office:value="407290">
            <text:p>407290</text:p>
          </table:table-cell>
          <table:table-cell office:value-type="float" office:value="186054">
            <text:p>18605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340">
            <text:p>167340</text:p>
          </table:table-cell>
          <table:table-cell office:value-type="float" office:value="466507">
            <text:p>466507</text:p>
          </table:table-cell>
          <table:table-cell office:value-type="float" office:value="196132">
            <text:p>19613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1297">
            <text:p>371297</text:p>
          </table:table-cell>
          <table:table-cell office:value-type="float" office:value="525316">
            <text:p>525316</text:p>
          </table:table-cell>
          <table:table-cell office:value-type="float" office:value="182921">
            <text:p>182921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4640">
            <text:p>314640</text:p>
          </table:table-cell>
          <table:table-cell office:value-type="float" office:value="434106">
            <text:p>434106</text:p>
          </table:table-cell>
          <table:table-cell office:value-type="float" office:value="193515">
            <text:p>19351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3993">
            <text:p>413993</text:p>
          </table:table-cell>
          <table:table-cell office:value-type="float" office:value="448780">
            <text:p>448780</text:p>
          </table:table-cell>
          <table:table-cell office:value-type="float" office:value="188822">
            <text:p>18882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688">
            <text:p>224688</text:p>
          </table:table-cell>
          <table:table-cell office:value-type="float" office:value="467134">
            <text:p>467134</text:p>
          </table:table-cell>
          <table:table-cell office:value-type="float" office:value="232913">
            <text:p>23291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473">
            <text:p>174473</text:p>
          </table:table-cell>
          <table:table-cell office:value-type="float" office:value="490259">
            <text:p>490259</text:p>
          </table:table-cell>
          <table:table-cell office:value-type="float" office:value="193479">
            <text:p>1934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713">
            <text:p>257713</text:p>
          </table:table-cell>
          <table:table-cell office:value-type="float" office:value="462969">
            <text:p>462969</text:p>
          </table:table-cell>
          <table:table-cell office:value-type="float" office:value="189846">
            <text:p>18984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263">
            <text:p>239263</text:p>
          </table:table-cell>
          <table:table-cell office:value-type="float" office:value="520446">
            <text:p>520446</text:p>
          </table:table-cell>
          <table:table-cell office:value-type="float" office:value="199504">
            <text:p>19950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353">
            <text:p>158353</text:p>
          </table:table-cell>
          <table:table-cell office:value-type="float" office:value="465262">
            <text:p>465262</text:p>
          </table:table-cell>
          <table:table-cell office:value-type="float" office:value="189576">
            <text:p>18957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639">
            <text:p>69639</text:p>
          </table:table-cell>
          <table:table-cell office:value-type="float" office:value="455903">
            <text:p>455903</text:p>
          </table:table-cell>
          <table:table-cell office:value-type="float" office:value="204209">
            <text:p>20420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7537">
            <text:p>417537</text:p>
          </table:table-cell>
          <table:table-cell office:value-type="float" office:value="485266">
            <text:p>485266</text:p>
          </table:table-cell>
          <table:table-cell office:value-type="float" office:value="196770">
            <text:p>19677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3834">
            <text:p>463834</text:p>
          </table:table-cell>
          <table:table-cell office:value-type="float" office:value="459910">
            <text:p>459910</text:p>
          </table:table-cell>
          <table:table-cell office:value-type="float" office:value="216758">
            <text:p>21675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13">
            <text:p>110713</text:p>
          </table:table-cell>
          <table:table-cell office:value-type="float" office:value="458745">
            <text:p>458745</text:p>
          </table:table-cell>
          <table:table-cell office:value-type="float" office:value="184570">
            <text:p>18457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624">
            <text:p>288624</text:p>
          </table:table-cell>
          <table:table-cell office:value-type="float" office:value="461204">
            <text:p>461204</text:p>
          </table:table-cell>
          <table:table-cell office:value-type="float" office:value="207408">
            <text:p>20740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512">
            <text:p>247512</text:p>
          </table:table-cell>
          <table:table-cell office:value-type="float" office:value="498699">
            <text:p>498699</text:p>
          </table:table-cell>
          <table:table-cell office:value-type="float" office:value="216854">
            <text:p>21685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894">
            <text:p>132894</text:p>
          </table:table-cell>
          <table:table-cell office:value-type="float" office:value="460753">
            <text:p>460753</text:p>
          </table:table-cell>
          <table:table-cell office:value-type="float" office:value="174094">
            <text:p>17409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469">
            <text:p>262469</text:p>
          </table:table-cell>
          <table:table-cell office:value-type="float" office:value="455183">
            <text:p>455183</text:p>
          </table:table-cell>
          <table:table-cell office:value-type="float" office:value="199360">
            <text:p>19936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8254">
            <text:p>298254</text:p>
          </table:table-cell>
          <table:table-cell office:value-type="float" office:value="482272">
            <text:p>482272</text:p>
          </table:table-cell>
          <table:table-cell office:value-type="float" office:value="196898">
            <text:p>19689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2548">
            <text:p>552548</text:p>
          </table:table-cell>
          <table:table-cell office:value-type="float" office:value="462912">
            <text:p>462912</text:p>
          </table:table-cell>
          <table:table-cell office:value-type="float" office:value="212667">
            <text:p>21266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151">
            <text:p>160151</text:p>
          </table:table-cell>
          <table:table-cell office:value-type="float" office:value="439896">
            <text:p>439896</text:p>
          </table:table-cell>
          <table:table-cell office:value-type="float" office:value="201488">
            <text:p>20148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0575">
            <text:p>380575</text:p>
          </table:table-cell>
          <table:table-cell office:value-type="float" office:value="525090">
            <text:p>525090</text:p>
          </table:table-cell>
          <table:table-cell office:value-type="float" office:value="211844">
            <text:p>21184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1320">
            <text:p>511320</text:p>
          </table:table-cell>
          <table:table-cell office:value-type="float" office:value="473401">
            <text:p>473401</text:p>
          </table:table-cell>
          <table:table-cell office:value-type="float" office:value="201484">
            <text:p>20148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161">
            <text:p>378161</text:p>
          </table:table-cell>
          <table:table-cell office:value-type="float" office:value="489036">
            <text:p>489036</text:p>
          </table:table-cell>
          <table:table-cell office:value-type="float" office:value="195418">
            <text:p>19541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2292">
            <text:p>362292</text:p>
          </table:table-cell>
          <table:table-cell office:value-type="float" office:value="568315">
            <text:p>568315</text:p>
          </table:table-cell>
          <table:table-cell office:value-type="float" office:value="183674">
            <text:p>18367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4937">
            <text:p>304937</text:p>
          </table:table-cell>
          <table:table-cell office:value-type="float" office:value="555964">
            <text:p>555964</text:p>
          </table:table-cell>
          <table:table-cell office:value-type="float" office:value="185592">
            <text:p>18559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6765">
            <text:p>346765</text:p>
          </table:table-cell>
          <table:table-cell office:value-type="float" office:value="470378">
            <text:p>470378</text:p>
          </table:table-cell>
          <table:table-cell office:value-type="float" office:value="199842">
            <text:p>19984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574">
            <text:p>153574</text:p>
          </table:table-cell>
          <table:table-cell office:value-type="float" office:value="477896">
            <text:p>477896</text:p>
          </table:table-cell>
          <table:table-cell office:value-type="float" office:value="184942">
            <text:p>18494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3658">
            <text:p>573658</text:p>
          </table:table-cell>
          <table:table-cell office:value-type="float" office:value="497101">
            <text:p>497101</text:p>
          </table:table-cell>
          <table:table-cell office:value-type="float" office:value="193488">
            <text:p>19348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652">
            <text:p>226652</text:p>
          </table:table-cell>
          <table:table-cell office:value-type="float" office:value="446609">
            <text:p>446609</text:p>
          </table:table-cell>
          <table:table-cell office:value-type="float" office:value="202908">
            <text:p>20290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000">
            <text:p>149000</text:p>
          </table:table-cell>
          <table:table-cell office:value-type="float" office:value="465888">
            <text:p>465888</text:p>
          </table:table-cell>
          <table:table-cell office:value-type="float" office:value="193038">
            <text:p>19303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102">
            <text:p>150102</text:p>
          </table:table-cell>
          <table:table-cell office:value-type="float" office:value="416853">
            <text:p>416853</text:p>
          </table:table-cell>
          <table:table-cell office:value-type="float" office:value="209381">
            <text:p>209381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1665">
            <text:p>371665</text:p>
          </table:table-cell>
          <table:table-cell office:value-type="float" office:value="462099">
            <text:p>462099</text:p>
          </table:table-cell>
          <table:table-cell office:value-type="float" office:value="270779">
            <text:p>2707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5981">
            <text:p>345981</text:p>
          </table:table-cell>
          <table:table-cell office:value-type="float" office:value="404037">
            <text:p>404037</text:p>
          </table:table-cell>
          <table:table-cell office:value-type="float" office:value="203661">
            <text:p>20366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8058">
            <text:p>1218058</text:p>
          </table:table-cell>
          <table:table-cell office:value-type="float" office:value="2466329">
            <text:p>2466329</text:p>
          </table:table-cell>
          <table:table-cell office:value-type="float" office:value="1098421">
            <text:p>109842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1323">
            <text:p>1741323</text:p>
          </table:table-cell>
          <table:table-cell office:value-type="float" office:value="2013812">
            <text:p>2013812</text:p>
          </table:table-cell>
          <table:table-cell office:value-type="float" office:value="1107758">
            <text:p>110775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3986">
            <text:p>883986</text:p>
          </table:table-cell>
          <table:table-cell office:value-type="float" office:value="2610072">
            <text:p>2610072</text:p>
          </table:table-cell>
          <table:table-cell office:value-type="float" office:value="977941">
            <text:p>97794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67136">
            <text:p>1767136</text:p>
          </table:table-cell>
          <table:table-cell office:value-type="float" office:value="3170318">
            <text:p>3170318</text:p>
          </table:table-cell>
          <table:table-cell office:value-type="float" office:value="1080623">
            <text:p>108062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8108">
            <text:p>428108</text:p>
          </table:table-cell>
          <table:table-cell office:value-type="float" office:value="2566238">
            <text:p>2566238</text:p>
          </table:table-cell>
          <table:table-cell office:value-type="float" office:value="1087599">
            <text:p>108759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85998">
            <text:p>3385998</text:p>
          </table:table-cell>
          <table:table-cell office:value-type="float" office:value="2460666">
            <text:p>2460666</text:p>
          </table:table-cell>
          <table:table-cell office:value-type="float" office:value="804121">
            <text:p>80412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8236">
            <text:p>2358236</text:p>
          </table:table-cell>
          <table:table-cell office:value-type="float" office:value="2371484">
            <text:p>2371484</text:p>
          </table:table-cell>
          <table:table-cell office:value-type="float" office:value="1741175">
            <text:p>174117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1173">
            <text:p>1421173</text:p>
          </table:table-cell>
          <table:table-cell office:value-type="float" office:value="2285252">
            <text:p>2285252</text:p>
          </table:table-cell>
          <table:table-cell office:value-type="float" office:value="930176">
            <text:p>93017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7462">
            <text:p>607462</text:p>
          </table:table-cell>
          <table:table-cell office:value-type="float" office:value="2805958">
            <text:p>2805958</text:p>
          </table:table-cell>
          <table:table-cell office:value-type="float" office:value="1071494">
            <text:p>107149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1131">
            <text:p>801131</text:p>
          </table:table-cell>
          <table:table-cell office:value-type="float" office:value="2454899">
            <text:p>2454899</text:p>
          </table:table-cell>
          <table:table-cell office:value-type="float" office:value="836022">
            <text:p>83602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9885">
            <text:p>789885</text:p>
          </table:table-cell>
          <table:table-cell office:value-type="float" office:value="2721392">
            <text:p>2721392</text:p>
          </table:table-cell>
          <table:table-cell office:value-type="float" office:value="1010372">
            <text:p>101037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1383">
            <text:p>1081383</text:p>
          </table:table-cell>
          <table:table-cell office:value-type="float" office:value="2209616">
            <text:p>2209616</text:p>
          </table:table-cell>
          <table:table-cell office:value-type="float" office:value="1073895">
            <text:p>107389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2952">
            <text:p>2872952</text:p>
          </table:table-cell>
          <table:table-cell office:value-type="float" office:value="2331450">
            <text:p>2331450</text:p>
          </table:table-cell>
          <table:table-cell office:value-type="float" office:value="1183174">
            <text:p>118317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20353">
            <text:p>4320353</text:p>
          </table:table-cell>
          <table:table-cell office:value-type="float" office:value="2584547">
            <text:p>2584547</text:p>
          </table:table-cell>
          <table:table-cell office:value-type="float" office:value="996917">
            <text:p>99691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2043">
            <text:p>672043</text:p>
          </table:table-cell>
          <table:table-cell office:value-type="float" office:value="1737089">
            <text:p>1737089</text:p>
          </table:table-cell>
          <table:table-cell office:value-type="float" office:value="1063688">
            <text:p>106368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5637">
            <text:p>1285637</text:p>
          </table:table-cell>
          <table:table-cell office:value-type="float" office:value="2962994">
            <text:p>2962994</text:p>
          </table:table-cell>
          <table:table-cell office:value-type="float" office:value="1140086">
            <text:p>114008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2662">
            <text:p>542662</text:p>
          </table:table-cell>
          <table:table-cell office:value-type="float" office:value="2309149">
            <text:p>2309149</text:p>
          </table:table-cell>
          <table:table-cell office:value-type="float" office:value="1221494">
            <text:p>122149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3180">
            <text:p>443180</text:p>
          </table:table-cell>
          <table:table-cell office:value-type="float" office:value="2779727">
            <text:p>2779727</text:p>
          </table:table-cell>
          <table:table-cell office:value-type="float" office:value="1110953">
            <text:p>111095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9630">
            <text:p>2149630</text:p>
          </table:table-cell>
          <table:table-cell office:value-type="float" office:value="2497780">
            <text:p>2497780</text:p>
          </table:table-cell>
          <table:table-cell office:value-type="float" office:value="1182436">
            <text:p>118243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6345">
            <text:p>936345</text:p>
          </table:table-cell>
          <table:table-cell office:value-type="float" office:value="2423983">
            <text:p>2423983</text:p>
          </table:table-cell>
          <table:table-cell office:value-type="float" office:value="1243740">
            <text:p>124374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2976">
            <text:p>1112976</text:p>
          </table:table-cell>
          <table:table-cell office:value-type="float" office:value="2490857">
            <text:p>2490857</text:p>
          </table:table-cell>
          <table:table-cell office:value-type="float" office:value="1128340">
            <text:p>112834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3788">
            <text:p>1793788</text:p>
          </table:table-cell>
          <table:table-cell office:value-type="float" office:value="2504356">
            <text:p>2504356</text:p>
          </table:table-cell>
          <table:table-cell office:value-type="float" office:value="1036982">
            <text:p>103698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3590">
            <text:p>963590</text:p>
          </table:table-cell>
          <table:table-cell office:value-type="float" office:value="2356131">
            <text:p>2356131</text:p>
          </table:table-cell>
          <table:table-cell office:value-type="float" office:value="1106946">
            <text:p>110694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1233">
            <text:p>1801233</text:p>
          </table:table-cell>
          <table:table-cell office:value-type="float" office:value="2832929">
            <text:p>2832929</text:p>
          </table:table-cell>
          <table:table-cell office:value-type="float" office:value="996388">
            <text:p>99638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1551">
            <text:p>1241551</text:p>
          </table:table-cell>
          <table:table-cell office:value-type="float" office:value="2451709">
            <text:p>2451709</text:p>
          </table:table-cell>
          <table:table-cell office:value-type="float" office:value="1154855">
            <text:p>115485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6149">
            <text:p>876149</text:p>
          </table:table-cell>
          <table:table-cell office:value-type="float" office:value="1959161">
            <text:p>1959161</text:p>
          </table:table-cell>
          <table:table-cell office:value-type="float" office:value="1051675">
            <text:p>105167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4096">
            <text:p>2364096</text:p>
          </table:table-cell>
          <table:table-cell office:value-type="float" office:value="2174011">
            <text:p>2174011</text:p>
          </table:table-cell>
          <table:table-cell office:value-type="float" office:value="1775672">
            <text:p>177567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64350">
            <text:p>1364350</text:p>
          </table:table-cell>
          <table:table-cell office:value-type="float" office:value="2324789">
            <text:p>2324789</text:p>
          </table:table-cell>
          <table:table-cell office:value-type="float" office:value="1076614">
            <text:p>107661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6763">
            <text:p>2396763</text:p>
          </table:table-cell>
          <table:table-cell office:value-type="float" office:value="3099037">
            <text:p>3099037</text:p>
          </table:table-cell>
          <table:table-cell office:value-type="float" office:value="1044134">
            <text:p>104413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8881">
            <text:p>708881</text:p>
          </table:table-cell>
          <table:table-cell office:value-type="float" office:value="2458878">
            <text:p>2458878</text:p>
          </table:table-cell>
          <table:table-cell office:value-type="float" office:value="901913">
            <text:p>90191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3204">
            <text:p>763204</text:p>
          </table:table-cell>
          <table:table-cell office:value-type="float" office:value="2957940">
            <text:p>2957940</text:p>
          </table:table-cell>
          <table:table-cell office:value-type="float" office:value="1030146">
            <text:p>103014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4936">
            <text:p>864936</text:p>
          </table:table-cell>
          <table:table-cell office:value-type="float" office:value="2395127">
            <text:p>2395127</text:p>
          </table:table-cell>
          <table:table-cell office:value-type="float" office:value="1069893">
            <text:p>106989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1264">
            <text:p>1421264</text:p>
          </table:table-cell>
          <table:table-cell office:value-type="float" office:value="2369856">
            <text:p>2369856</text:p>
          </table:table-cell>
          <table:table-cell office:value-type="float" office:value="946126">
            <text:p>94612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08072">
            <text:p>1408072</text:p>
          </table:table-cell>
          <table:table-cell office:value-type="float" office:value="2477047">
            <text:p>2477047</text:p>
          </table:table-cell>
          <table:table-cell office:value-type="float" office:value="1268567">
            <text:p>126856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9959">
            <text:p>1089959</text:p>
          </table:table-cell>
          <table:table-cell office:value-type="float" office:value="1942697">
            <text:p>1942697</text:p>
          </table:table-cell>
          <table:table-cell office:value-type="float" office:value="1176029">
            <text:p>117602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4367">
            <text:p>374367</text:p>
          </table:table-cell>
          <table:table-cell office:value-type="float" office:value="2365245">
            <text:p>2365245</text:p>
          </table:table-cell>
          <table:table-cell office:value-type="float" office:value="981883">
            <text:p>98188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9703">
            <text:p>669703</text:p>
          </table:table-cell>
          <table:table-cell office:value-type="float" office:value="2290185">
            <text:p>2290185</text:p>
          </table:table-cell>
          <table:table-cell office:value-type="float" office:value="568647">
            <text:p>56864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9473">
            <text:p>439473</text:p>
          </table:table-cell>
          <table:table-cell office:value-type="float" office:value="3055113">
            <text:p>3055113</text:p>
          </table:table-cell>
          <table:table-cell office:value-type="float" office:value="1185059">
            <text:p>118505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0131">
            <text:p>2100131</text:p>
          </table:table-cell>
          <table:table-cell office:value-type="float" office:value="2103108">
            <text:p>2103108</text:p>
          </table:table-cell>
          <table:table-cell office:value-type="float" office:value="1143006">
            <text:p>114300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0848">
            <text:p>350848</text:p>
          </table:table-cell>
          <table:table-cell office:value-type="float" office:value="2223765">
            <text:p>2223765</text:p>
          </table:table-cell>
          <table:table-cell office:value-type="float" office:value="984599">
            <text:p>98459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9513">
            <text:p>1169513</text:p>
          </table:table-cell>
          <table:table-cell office:value-type="float" office:value="2263357">
            <text:p>2263357</text:p>
          </table:table-cell>
          <table:table-cell office:value-type="float" office:value="1960022">
            <text:p>196002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8241">
            <text:p>1178241</text:p>
          </table:table-cell>
          <table:table-cell office:value-type="float" office:value="2824320">
            <text:p>2824320</text:p>
          </table:table-cell>
          <table:table-cell office:value-type="float" office:value="1037220">
            <text:p>103722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37679">
            <text:p>1537679</text:p>
          </table:table-cell>
          <table:table-cell office:value-type="float" office:value="2962100">
            <text:p>2962100</text:p>
          </table:table-cell>
          <table:table-cell office:value-type="float" office:value="962878">
            <text:p>96287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6053">
            <text:p>2216053</text:p>
          </table:table-cell>
          <table:table-cell office:value-type="float" office:value="2730055">
            <text:p>2730055</text:p>
          </table:table-cell>
          <table:table-cell office:value-type="float" office:value="961591">
            <text:p>96159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9963">
            <text:p>2239963</text:p>
          </table:table-cell>
          <table:table-cell office:value-type="float" office:value="2555974">
            <text:p>2555974</text:p>
          </table:table-cell>
          <table:table-cell office:value-type="float" office:value="958554">
            <text:p>95855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8543">
            <text:p>1168543</text:p>
          </table:table-cell>
          <table:table-cell office:value-type="float" office:value="2328158">
            <text:p>2328158</text:p>
          </table:table-cell>
          <table:table-cell office:value-type="float" office:value="923990">
            <text:p>92399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6574">
            <text:p>2896574</text:p>
          </table:table-cell>
          <table:table-cell office:value-type="float" office:value="2189225">
            <text:p>2189225</text:p>
          </table:table-cell>
          <table:table-cell office:value-type="float" office:value="951807">
            <text:p>95180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9731">
            <text:p>2939731</text:p>
          </table:table-cell>
          <table:table-cell office:value-type="float" office:value="2457728">
            <text:p>2457728</text:p>
          </table:table-cell>
          <table:table-cell office:value-type="float" office:value="1138096">
            <text:p>113809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5096">
            <text:p>2015096</text:p>
          </table:table-cell>
          <table:table-cell office:value-type="float" office:value="2673101">
            <text:p>2673101</text:p>
          </table:table-cell>
          <table:table-cell office:value-type="float" office:value="1176010">
            <text:p>117601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4551">
            <text:p>864551</text:p>
          </table:table-cell>
          <table:table-cell office:value-type="float" office:value="2503783">
            <text:p>2503783</text:p>
          </table:table-cell>
          <table:table-cell office:value-type="float" office:value="1027488">
            <text:p>102748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74569">
            <text:p>4074569</text:p>
          </table:table-cell>
          <table:table-cell office:value-type="float" office:value="15226956">
            <text:p>15226956</text:p>
          </table:table-cell>
          <table:table-cell office:value-type="float" office:value="7814125">
            <text:p>781412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42270">
            <text:p>5742270</text:p>
          </table:table-cell>
          <table:table-cell office:value-type="float" office:value="14129031">
            <text:p>14129031</text:p>
          </table:table-cell>
          <table:table-cell office:value-type="float" office:value="6445897">
            <text:p>644589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44009">
            <text:p>9344009</text:p>
          </table:table-cell>
          <table:table-cell office:value-type="float" office:value="15909193">
            <text:p>15909193</text:p>
          </table:table-cell>
          <table:table-cell office:value-type="float" office:value="6308719">
            <text:p>630871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79169">
            <text:p>5579169</text:p>
          </table:table-cell>
          <table:table-cell office:value-type="float" office:value="14102235">
            <text:p>14102235</text:p>
          </table:table-cell>
          <table:table-cell office:value-type="float" office:value="6498493">
            <text:p>649849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92777">
            <text:p>6892777</text:p>
          </table:table-cell>
          <table:table-cell office:value-type="float" office:value="15984370">
            <text:p>15984370</text:p>
          </table:table-cell>
          <table:table-cell office:value-type="float" office:value="6457542">
            <text:p>645754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62330">
            <text:p>2262330</text:p>
          </table:table-cell>
          <table:table-cell office:value-type="float" office:value="13220537">
            <text:p>13220537</text:p>
          </table:table-cell>
          <table:table-cell office:value-type="float" office:value="6796098">
            <text:p>679609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269560">
            <text:p>16269560</text:p>
          </table:table-cell>
          <table:table-cell office:value-type="float" office:value="14811191">
            <text:p>14811191</text:p>
          </table:table-cell>
          <table:table-cell office:value-type="float" office:value="6047397">
            <text:p>604739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47196">
            <text:p>8447196</text:p>
          </table:table-cell>
          <table:table-cell office:value-type="float" office:value="13852991">
            <text:p>13852991</text:p>
          </table:table-cell>
          <table:table-cell office:value-type="float" office:value="6458302">
            <text:p>645830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11844">
            <text:p>2911844</text:p>
          </table:table-cell>
          <table:table-cell office:value-type="float" office:value="15454676">
            <text:p>15454676</text:p>
          </table:table-cell>
          <table:table-cell office:value-type="float" office:value="6424233">
            <text:p>642423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52357">
            <text:p>2952357</text:p>
          </table:table-cell>
          <table:table-cell office:value-type="float" office:value="14118261">
            <text:p>14118261</text:p>
          </table:table-cell>
          <table:table-cell office:value-type="float" office:value="7000961">
            <text:p>700096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34879">
            <text:p>5634879</text:p>
          </table:table-cell>
          <table:table-cell office:value-type="float" office:value="15014502">
            <text:p>15014502</text:p>
          </table:table-cell>
          <table:table-cell office:value-type="float" office:value="7049468">
            <text:p>704946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060">
            <text:p>1682060</text:p>
          </table:table-cell>
          <table:table-cell office:value-type="float" office:value="16259589">
            <text:p>16259589</text:p>
          </table:table-cell>
          <table:table-cell office:value-type="float" office:value="6536419">
            <text:p>653641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57860">
            <text:p>2957860</text:p>
          </table:table-cell>
          <table:table-cell office:value-type="float" office:value="14439071">
            <text:p>14439071</text:p>
          </table:table-cell>
          <table:table-cell office:value-type="float" office:value="6809121">
            <text:p>680912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68554">
            <text:p>3468554</text:p>
          </table:table-cell>
          <table:table-cell office:value-type="float" office:value="13766986">
            <text:p>13766986</text:p>
          </table:table-cell>
          <table:table-cell office:value-type="float" office:value="6327210">
            <text:p>632721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00510">
            <text:p>2700510</text:p>
          </table:table-cell>
          <table:table-cell office:value-type="float" office:value="14223779">
            <text:p>14223779</text:p>
          </table:table-cell>
          <table:table-cell office:value-type="float" office:value="6070959">
            <text:p>607095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86848">
            <text:p>5486848</text:p>
          </table:table-cell>
          <table:table-cell office:value-type="float" office:value="14440146">
            <text:p>14440146</text:p>
          </table:table-cell>
          <table:table-cell office:value-type="float" office:value="7160575">
            <text:p>716057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56438">
            <text:p>6756438</text:p>
          </table:table-cell>
          <table:table-cell office:value-type="float" office:value="15611497">
            <text:p>15611497</text:p>
          </table:table-cell>
          <table:table-cell office:value-type="float" office:value="7583384">
            <text:p>758338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46884">
            <text:p>2946884</text:p>
          </table:table-cell>
          <table:table-cell office:value-type="float" office:value="12889449">
            <text:p>12889449</text:p>
          </table:table-cell>
          <table:table-cell office:value-type="float" office:value="6960482">
            <text:p>696048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41820">
            <text:p>4441820</text:p>
          </table:table-cell>
          <table:table-cell office:value-type="float" office:value="14677174">
            <text:p>14677174</text:p>
          </table:table-cell>
          <table:table-cell office:value-type="float" office:value="6597731">
            <text:p>659773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38584">
            <text:p>5438584</text:p>
          </table:table-cell>
          <table:table-cell office:value-type="float" office:value="15671760">
            <text:p>15671760</text:p>
          </table:table-cell>
          <table:table-cell office:value-type="float" office:value="7088608">
            <text:p>708860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84252">
            <text:p>3484252</text:p>
          </table:table-cell>
          <table:table-cell office:value-type="float" office:value="14582896">
            <text:p>14582896</text:p>
          </table:table-cell>
          <table:table-cell office:value-type="float" office:value="6604368">
            <text:p>660436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47786">
            <text:p>2847786</text:p>
          </table:table-cell>
          <table:table-cell office:value-type="float" office:value="14209081">
            <text:p>14209081</text:p>
          </table:table-cell>
          <table:table-cell office:value-type="float" office:value="6153205">
            <text:p>615320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29215">
            <text:p>2229215</text:p>
          </table:table-cell>
          <table:table-cell office:value-type="float" office:value="13592309">
            <text:p>13592309</text:p>
          </table:table-cell>
          <table:table-cell office:value-type="float" office:value="7436139">
            <text:p>743613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38786">
            <text:p>9638786</text:p>
          </table:table-cell>
          <table:table-cell office:value-type="float" office:value="14130531">
            <text:p>14130531</text:p>
          </table:table-cell>
          <table:table-cell office:value-type="float" office:value="6786338">
            <text:p>678633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89468">
            <text:p>9089468</text:p>
          </table:table-cell>
          <table:table-cell office:value-type="float" office:value="14539145">
            <text:p>14539145</text:p>
          </table:table-cell>
          <table:table-cell office:value-type="float" office:value="6520734">
            <text:p>652073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05133">
            <text:p>7905133</text:p>
          </table:table-cell>
          <table:table-cell office:value-type="float" office:value="13245746">
            <text:p>13245746</text:p>
          </table:table-cell>
          <table:table-cell office:value-type="float" office:value="6576778">
            <text:p>657677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07788">
            <text:p>10207788</text:p>
          </table:table-cell>
          <table:table-cell office:value-type="float" office:value="14443844">
            <text:p>14443844</text:p>
          </table:table-cell>
          <table:table-cell office:value-type="float" office:value="7153558">
            <text:p>715355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99349">
            <text:p>3899349</text:p>
          </table:table-cell>
          <table:table-cell office:value-type="float" office:value="14408390">
            <text:p>14408390</text:p>
          </table:table-cell>
          <table:table-cell office:value-type="float" office:value="5668969">
            <text:p>566896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22094">
            <text:p>2622094</text:p>
          </table:table-cell>
          <table:table-cell office:value-type="float" office:value="13731082">
            <text:p>13731082</text:p>
          </table:table-cell>
          <table:table-cell office:value-type="float" office:value="7034421">
            <text:p>703442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71301">
            <text:p>3071301</text:p>
          </table:table-cell>
          <table:table-cell office:value-type="float" office:value="15415657">
            <text:p>15415657</text:p>
          </table:table-cell>
          <table:table-cell office:value-type="float" office:value="6344854">
            <text:p>634485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83006">
            <text:p>2083006</text:p>
          </table:table-cell>
          <table:table-cell office:value-type="float" office:value="14565416">
            <text:p>14565416</text:p>
          </table:table-cell>
          <table:table-cell office:value-type="float" office:value="7252637">
            <text:p>725263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243585">
            <text:p>22243585</text:p>
          </table:table-cell>
          <table:table-cell office:value-type="float" office:value="15473858">
            <text:p>15473858</text:p>
          </table:table-cell>
          <table:table-cell office:value-type="float" office:value="6715507">
            <text:p>671550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55136">
            <text:p>4155136</text:p>
          </table:table-cell>
          <table:table-cell office:value-type="float" office:value="13706060">
            <text:p>13706060</text:p>
          </table:table-cell>
          <table:table-cell office:value-type="float" office:value="6706899">
            <text:p>670689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28160">
            <text:p>6128160</text:p>
          </table:table-cell>
          <table:table-cell office:value-type="float" office:value="15414694">
            <text:p>15414694</text:p>
          </table:table-cell>
          <table:table-cell office:value-type="float" office:value="7178911">
            <text:p>717891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58567">
            <text:p>10058567</text:p>
          </table:table-cell>
          <table:table-cell office:value-type="float" office:value="13593133">
            <text:p>13593133</text:p>
          </table:table-cell>
          <table:table-cell office:value-type="float" office:value="6775733">
            <text:p>677573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87496">
            <text:p>7887496</text:p>
          </table:table-cell>
          <table:table-cell office:value-type="float" office:value="14375931">
            <text:p>14375931</text:p>
          </table:table-cell>
          <table:table-cell office:value-type="float" office:value="6866505">
            <text:p>686650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27167">
            <text:p>8427167</text:p>
          </table:table-cell>
          <table:table-cell office:value-type="float" office:value="12828516">
            <text:p>12828516</text:p>
          </table:table-cell>
          <table:table-cell office:value-type="float" office:value="6880837">
            <text:p>688083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7961">
            <text:p>1027961</text:p>
          </table:table-cell>
          <table:table-cell office:value-type="float" office:value="16577944">
            <text:p>16577944</text:p>
          </table:table-cell>
          <table:table-cell office:value-type="float" office:value="7866400">
            <text:p>786640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73535">
            <text:p>5873535</text:p>
          </table:table-cell>
          <table:table-cell office:value-type="float" office:value="14669484">
            <text:p>14669484</text:p>
          </table:table-cell>
          <table:table-cell office:value-type="float" office:value="6735577">
            <text:p>673557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22317">
            <text:p>4022317</text:p>
          </table:table-cell>
          <table:table-cell office:value-type="float" office:value="14292112">
            <text:p>14292112</text:p>
          </table:table-cell>
          <table:table-cell office:value-type="float" office:value="6253879">
            <text:p>625387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52314">
            <text:p>5452314</text:p>
          </table:table-cell>
          <table:table-cell office:value-type="float" office:value="14597587">
            <text:p>14597587</text:p>
          </table:table-cell>
          <table:table-cell office:value-type="float" office:value="7170910">
            <text:p>717091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92442">
            <text:p>9292442</text:p>
          </table:table-cell>
          <table:table-cell office:value-type="float" office:value="14379962">
            <text:p>14379962</text:p>
          </table:table-cell>
          <table:table-cell office:value-type="float" office:value="6554302">
            <text:p>655430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03260">
            <text:p>2103260</text:p>
          </table:table-cell>
          <table:table-cell office:value-type="float" office:value="13366327">
            <text:p>13366327</text:p>
          </table:table-cell>
          <table:table-cell office:value-type="float" office:value="6042581">
            <text:p>604258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96071">
            <text:p>3496071</text:p>
          </table:table-cell>
          <table:table-cell office:value-type="float" office:value="13161676">
            <text:p>13161676</text:p>
          </table:table-cell>
          <table:table-cell office:value-type="float" office:value="6683503">
            <text:p>668350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89704">
            <text:p>3089704</text:p>
          </table:table-cell>
          <table:table-cell office:value-type="float" office:value="14797826">
            <text:p>14797826</text:p>
          </table:table-cell>
          <table:table-cell office:value-type="float" office:value="6579569">
            <text:p>657956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11747">
            <text:p>3611747</text:p>
          </table:table-cell>
          <table:table-cell office:value-type="float" office:value="15610700">
            <text:p>15610700</text:p>
          </table:table-cell>
          <table:table-cell office:value-type="float" office:value="7145318">
            <text:p>714531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2910">
            <text:p>6822910</text:p>
          </table:table-cell>
          <table:table-cell office:value-type="float" office:value="19382228">
            <text:p>19382228</text:p>
          </table:table-cell>
          <table:table-cell office:value-type="float" office:value="7283116">
            <text:p>7283116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60314">
            <text:p>2960314</text:p>
          </table:table-cell>
          <table:table-cell office:value-type="float" office:value="14279278">
            <text:p>14279278</text:p>
          </table:table-cell>
          <table:table-cell office:value-type="float" office:value="6417791">
            <text:p>641779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895906">
            <text:p>17895906</text:p>
          </table:table-cell>
          <table:table-cell office:value-type="float" office:value="15367080">
            <text:p>15367080</text:p>
          </table:table-cell>
          <table:table-cell office:value-type="float" office:value="6702271">
            <text:p>670227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53692">
            <text:p>6053692</text:p>
          </table:table-cell>
          <table:table-cell office:value-type="float" office:value="14486509">
            <text:p>14486509</text:p>
          </table:table-cell>
          <table:table-cell office:value-type="float" office:value="7301194">
            <text:p>730119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22728">
            <text:p>12422728</text:p>
          </table:table-cell>
          <table:table-cell office:value-type="float" office:value="89792579">
            <text:p>89792579</text:p>
          </table:table-cell>
          <table:table-cell office:value-type="float" office:value="43360265">
            <text:p>4336026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80675">
            <text:p>7080675</text:p>
          </table:table-cell>
          <table:table-cell office:value-type="float" office:value="103149356">
            <text:p>103149356</text:p>
          </table:table-cell>
          <table:table-cell office:value-type="float" office:value="40091446">
            <text:p>400914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084725">
            <text:p>22084725</text:p>
          </table:table-cell>
          <table:table-cell office:value-type="float" office:value="92619488">
            <text:p>92619488</text:p>
          </table:table-cell>
          <table:table-cell office:value-type="float" office:value="44768434">
            <text:p>4476843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14560">
            <text:p>19914560</text:p>
          </table:table-cell>
          <table:table-cell office:value-type="float" office:value="89076042">
            <text:p>89076042</text:p>
          </table:table-cell>
          <table:table-cell office:value-type="float" office:value="43529768">
            <text:p>4352976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068398">
            <text:p>36068398</text:p>
          </table:table-cell>
          <table:table-cell office:value-type="float" office:value="90403655">
            <text:p>90403655</text:p>
          </table:table-cell>
          <table:table-cell office:value-type="float" office:value="47472140">
            <text:p>4747214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473738">
            <text:p>28473738</text:p>
          </table:table-cell>
          <table:table-cell office:value-type="float" office:value="89560961">
            <text:p>89560961</text:p>
          </table:table-cell>
          <table:table-cell office:value-type="float" office:value="46100337">
            <text:p>4610033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134094">
            <text:p>19134094</text:p>
          </table:table-cell>
          <table:table-cell office:value-type="float" office:value="92693545">
            <text:p>92693545</text:p>
          </table:table-cell>
          <table:table-cell office:value-type="float" office:value="44440991">
            <text:p>4444099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29392">
            <text:p>21329392</text:p>
          </table:table-cell>
          <table:table-cell office:value-type="float" office:value="87179569">
            <text:p>87179569</text:p>
          </table:table-cell>
          <table:table-cell office:value-type="float" office:value="42351827">
            <text:p>4235182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4100">
            <text:p>81924100</text:p>
          </table:table-cell>
          <table:table-cell office:value-type="float" office:value="86476112">
            <text:p>86476112</text:p>
          </table:table-cell>
          <table:table-cell office:value-type="float" office:value="45028404">
            <text:p>4502840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976236">
            <text:p>18976236</text:p>
          </table:table-cell>
          <table:table-cell office:value-type="float" office:value="95901490">
            <text:p>95901490</text:p>
          </table:table-cell>
          <table:table-cell office:value-type="float" office:value="43874553">
            <text:p>438745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994682">
            <text:p>14994682</text:p>
          </table:table-cell>
          <table:table-cell office:value-type="float" office:value="93435908">
            <text:p>93435908</text:p>
          </table:table-cell>
          <table:table-cell office:value-type="float" office:value="43119644">
            <text:p>4311964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383165">
            <text:p>65383165</text:p>
          </table:table-cell>
          <table:table-cell office:value-type="float" office:value="98011645">
            <text:p>98011645</text:p>
          </table:table-cell>
          <table:table-cell office:value-type="float" office:value="42828346">
            <text:p>428283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754927">
            <text:p>22754927</text:p>
          </table:table-cell>
          <table:table-cell office:value-type="float" office:value="95050400">
            <text:p>95050400</text:p>
          </table:table-cell>
          <table:table-cell office:value-type="float" office:value="47017160">
            <text:p>4701716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571761">
            <text:p>16571761</text:p>
          </table:table-cell>
          <table:table-cell office:value-type="float" office:value="99098098">
            <text:p>99098098</text:p>
          </table:table-cell>
          <table:table-cell office:value-type="float" office:value="48305815">
            <text:p>4830581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408558">
            <text:p>45408558</text:p>
          </table:table-cell>
          <table:table-cell office:value-type="float" office:value="96720321">
            <text:p>96720321</text:p>
          </table:table-cell>
          <table:table-cell office:value-type="float" office:value="46875809">
            <text:p>4687580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663671">
            <text:p>45663671</text:p>
          </table:table-cell>
          <table:table-cell office:value-type="float" office:value="95673167">
            <text:p>95673167</text:p>
          </table:table-cell>
          <table:table-cell office:value-type="float" office:value="45869082">
            <text:p>4586908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748920">
            <text:p>27748920</text:p>
          </table:table-cell>
          <table:table-cell office:value-type="float" office:value="88470887">
            <text:p>88470887</text:p>
          </table:table-cell>
          <table:table-cell office:value-type="float" office:value="45186715">
            <text:p>4518671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378801">
            <text:p>19378801</text:p>
          </table:table-cell>
          <table:table-cell office:value-type="float" office:value="92734601">
            <text:p>92734601</text:p>
          </table:table-cell>
          <table:table-cell office:value-type="float" office:value="46983172">
            <text:p>4698317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84147">
            <text:p>9284147</text:p>
          </table:table-cell>
          <table:table-cell office:value-type="float" office:value="100955646">
            <text:p>100955646</text:p>
          </table:table-cell>
          <table:table-cell office:value-type="float" office:value="47773430">
            <text:p>4777343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489126">
            <text:p>29489126</text:p>
          </table:table-cell>
          <table:table-cell office:value-type="float" office:value="86067446">
            <text:p>86067446</text:p>
          </table:table-cell>
          <table:table-cell office:value-type="float" office:value="44827670">
            <text:p>4482767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121862">
            <text:p>23121862</text:p>
          </table:table-cell>
          <table:table-cell office:value-type="float" office:value="100685096">
            <text:p>100685096</text:p>
          </table:table-cell>
          <table:table-cell office:value-type="float" office:value="44100953">
            <text:p>441009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312356">
            <text:p>24312356</text:p>
          </table:table-cell>
          <table:table-cell office:value-type="float" office:value="106804142">
            <text:p>106804142</text:p>
          </table:table-cell>
          <table:table-cell office:value-type="float" office:value="44420856">
            <text:p>4442085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922173">
            <text:p>41922173</text:p>
          </table:table-cell>
          <table:table-cell office:value-type="float" office:value="90810059">
            <text:p>90810059</text:p>
          </table:table-cell>
          <table:table-cell office:value-type="float" office:value="43807875">
            <text:p>4380787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805538">
            <text:p>32805538</text:p>
          </table:table-cell>
          <table:table-cell office:value-type="float" office:value="89424425">
            <text:p>89424425</text:p>
          </table:table-cell>
          <table:table-cell office:value-type="float" office:value="47889546">
            <text:p>478895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071387">
            <text:p>26071387</text:p>
          </table:table-cell>
          <table:table-cell office:value-type="float" office:value="87212240">
            <text:p>87212240</text:p>
          </table:table-cell>
          <table:table-cell office:value-type="float" office:value="41617903">
            <text:p>4161790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473476">
            <text:p>33473476</text:p>
          </table:table-cell>
          <table:table-cell office:value-type="float" office:value="96207545">
            <text:p>96207545</text:p>
          </table:table-cell>
          <table:table-cell office:value-type="float" office:value="40083093">
            <text:p>400830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15073">
            <text:p>21315073</text:p>
          </table:table-cell>
          <table:table-cell office:value-type="float" office:value="105379437">
            <text:p>105379437</text:p>
          </table:table-cell>
          <table:table-cell office:value-type="float" office:value="47389369">
            <text:p>4738936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009027">
            <text:p>22009027</text:p>
          </table:table-cell>
          <table:table-cell office:value-type="float" office:value="96816796">
            <text:p>96816796</text:p>
          </table:table-cell>
          <table:table-cell office:value-type="float" office:value="41726793">
            <text:p>417267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552320">
            <text:p>34552320</text:p>
          </table:table-cell>
          <table:table-cell office:value-type="float" office:value="95546484">
            <text:p>95546484</text:p>
          </table:table-cell>
          <table:table-cell office:value-type="float" office:value="45339888">
            <text:p>4533988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767539">
            <text:p>21767539</text:p>
          </table:table-cell>
          <table:table-cell office:value-type="float" office:value="96301786">
            <text:p>96301786</text:p>
          </table:table-cell>
          <table:table-cell office:value-type="float" office:value="45526660">
            <text:p>4552666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644131">
            <text:p>32644131</text:p>
          </table:table-cell>
          <table:table-cell office:value-type="float" office:value="86653814">
            <text:p>86653814</text:p>
          </table:table-cell>
          <table:table-cell office:value-type="float" office:value="44162893">
            <text:p>441628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300528">
            <text:p>35300528</text:p>
          </table:table-cell>
          <table:table-cell office:value-type="float" office:value="90991890">
            <text:p>90991890</text:p>
          </table:table-cell>
          <table:table-cell office:value-type="float" office:value="49261890">
            <text:p>4926189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612992">
            <text:p>81612992</text:p>
          </table:table-cell>
          <table:table-cell office:value-type="float" office:value="89513661">
            <text:p>89513661</text:p>
          </table:table-cell>
          <table:table-cell office:value-type="float" office:value="42453691">
            <text:p>4245369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929743">
            <text:p>35929743</text:p>
          </table:table-cell>
          <table:table-cell office:value-type="float" office:value="99074165">
            <text:p>99074165</text:p>
          </table:table-cell>
          <table:table-cell office:value-type="float" office:value="47142748">
            <text:p>4714274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489526">
            <text:p>37489526</text:p>
          </table:table-cell>
          <table:table-cell office:value-type="float" office:value="87626905">
            <text:p>87626905</text:p>
          </table:table-cell>
          <table:table-cell office:value-type="float" office:value="49074158">
            <text:p>4907415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767332">
            <text:p>10767332</text:p>
          </table:table-cell>
          <table:table-cell office:value-type="float" office:value="88238320">
            <text:p>88238320</text:p>
          </table:table-cell>
          <table:table-cell office:value-type="float" office:value="44956553">
            <text:p>449565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183692">
            <text:p>15183692</text:p>
          </table:table-cell>
          <table:table-cell office:value-type="float" office:value="100571900">
            <text:p>100571900</text:p>
          </table:table-cell>
          <table:table-cell office:value-type="float" office:value="45148547">
            <text:p>4514854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365632">
            <text:p>30365632</text:p>
          </table:table-cell>
          <table:table-cell office:value-type="float" office:value="101935437">
            <text:p>101935437</text:p>
          </table:table-cell>
          <table:table-cell office:value-type="float" office:value="44108263">
            <text:p>4410826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997091">
            <text:p>50997091</text:p>
          </table:table-cell>
          <table:table-cell office:value-type="float" office:value="92166433">
            <text:p>92166433</text:p>
          </table:table-cell>
          <table:table-cell office:value-type="float" office:value="44485861">
            <text:p>4448586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92282">
            <text:p>19792282</text:p>
          </table:table-cell>
          <table:table-cell office:value-type="float" office:value="105561784">
            <text:p>105561784</text:p>
          </table:table-cell>
          <table:table-cell office:value-type="float" office:value="48163075">
            <text:p>4816307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289780">
            <text:p>24289780</text:p>
          </table:table-cell>
          <table:table-cell office:value-type="float" office:value="94806742">
            <text:p>94806742</text:p>
          </table:table-cell>
          <table:table-cell office:value-type="float" office:value="47518408">
            <text:p>4751840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184198">
            <text:p>31184198</text:p>
          </table:table-cell>
          <table:table-cell office:value-type="float" office:value="79983041">
            <text:p>79983041</text:p>
          </table:table-cell>
          <table:table-cell office:value-type="float" office:value="44144879">
            <text:p>4414487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156624">
            <text:p>31156624</text:p>
          </table:table-cell>
          <table:table-cell office:value-type="float" office:value="101225132">
            <text:p>101225132</text:p>
          </table:table-cell>
          <table:table-cell office:value-type="float" office:value="43838435">
            <text:p>4383843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52214">
            <text:p>19952214</text:p>
          </table:table-cell>
          <table:table-cell office:value-type="float" office:value="104000788">
            <text:p>104000788</text:p>
          </table:table-cell>
          <table:table-cell office:value-type="float" office:value="43220436">
            <text:p>4322043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878969">
            <text:p>45878969</text:p>
          </table:table-cell>
          <table:table-cell office:value-type="float" office:value="95748510">
            <text:p>95748510</text:p>
          </table:table-cell>
          <table:table-cell office:value-type="float" office:value="42766226">
            <text:p>4276622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797794">
            <text:p>47797794</text:p>
          </table:table-cell>
          <table:table-cell office:value-type="float" office:value="102406352">
            <text:p>102406352</text:p>
          </table:table-cell>
          <table:table-cell office:value-type="float" office:value="46954835">
            <text:p>4695483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883028">
            <text:p>10883028</text:p>
          </table:table-cell>
          <table:table-cell office:value-type="float" office:value="90396082">
            <text:p>90396082</text:p>
          </table:table-cell>
          <table:table-cell office:value-type="float" office:value="47021890">
            <text:p>4702189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887527">
            <text:p>25887527</text:p>
          </table:table-cell>
          <table:table-cell office:value-type="float" office:value="94139556">
            <text:p>94139556</text:p>
          </table:table-cell>
          <table:table-cell office:value-type="float" office:value="45277003">
            <text:p>4527700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716808">
            <text:p>35716808</text:p>
          </table:table-cell>
          <table:table-cell office:value-type="float" office:value="87281339">
            <text:p>87281339</text:p>
          </table:table-cell>
          <table:table-cell office:value-type="float" office:value="40932306">
            <text:p>4093230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159548">
            <text:p>40159548</text:p>
          </table:table-cell>
          <table:table-cell office:value-type="float" office:value="94146132">
            <text:p>94146132</text:p>
          </table:table-cell>
          <table:table-cell office:value-type="float" office:value="47921202">
            <text:p>4792120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130205">
            <text:p>65130205</text:p>
          </table:table-cell>
          <table:table-cell office:value-type="float" office:value="673869162">
            <text:p>673869162</text:p>
          </table:table-cell>
          <table:table-cell office:value-type="float" office:value="183469938">
            <text:p>18346993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521127">
            <text:p>43521127</text:p>
          </table:table-cell>
          <table:table-cell office:value-type="float" office:value="656203532">
            <text:p>656203532</text:p>
          </table:table-cell>
          <table:table-cell office:value-type="float" office:value="173832182">
            <text:p>17383218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8029341">
            <text:p>188029341</text:p>
          </table:table-cell>
          <table:table-cell office:value-type="float" office:value="598702234">
            <text:p>598702234</text:p>
          </table:table-cell>
          <table:table-cell office:value-type="float" office:value="192601202">
            <text:p>19260120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659803">
            <text:p>156659803</text:p>
          </table:table-cell>
          <table:table-cell office:value-type="float" office:value="667682968">
            <text:p>667682968</text:p>
          </table:table-cell>
          <table:table-cell office:value-type="float" office:value="205162509">
            <text:p>205162509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444920">
            <text:p>82444920</text:p>
          </table:table-cell>
          <table:table-cell office:value-type="float" office:value="599296318">
            <text:p>599296318</text:p>
          </table:table-cell>
          <table:table-cell office:value-type="float" office:value="201944104">
            <text:p>20194410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4244080">
            <text:p>144244080</text:p>
          </table:table-cell>
          <table:table-cell office:value-type="float" office:value="600374211">
            <text:p>600374211</text:p>
          </table:table-cell>
          <table:table-cell office:value-type="float" office:value="195590856">
            <text:p>19559085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157497">
            <text:p>169157497</text:p>
          </table:table-cell>
          <table:table-cell office:value-type="float" office:value="601859198">
            <text:p>601859198</text:p>
          </table:table-cell>
          <table:table-cell office:value-type="float" office:value="205575338">
            <text:p>20557533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3422029">
            <text:p>383422029</text:p>
          </table:table-cell>
          <table:table-cell office:value-type="float" office:value="530952203">
            <text:p>530952203</text:p>
          </table:table-cell>
          <table:table-cell office:value-type="float" office:value="189954865">
            <text:p>18995486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5691596">
            <text:p>125691596</text:p>
          </table:table-cell>
          <table:table-cell office:value-type="float" office:value="620413384">
            <text:p>620413384</text:p>
          </table:table-cell>
          <table:table-cell office:value-type="float" office:value="184071601">
            <text:p>18407160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397670">
            <text:p>200397670</text:p>
          </table:table-cell>
          <table:table-cell office:value-type="float" office:value="533236162">
            <text:p>533236162</text:p>
          </table:table-cell>
          <table:table-cell office:value-type="float" office:value="192565140">
            <text:p>19256514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411719">
            <text:p>115411719</text:p>
          </table:table-cell>
          <table:table-cell office:value-type="float" office:value="733571886">
            <text:p>733571886</text:p>
          </table:table-cell>
          <table:table-cell office:value-type="float" office:value="185095285">
            <text:p>18509528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036063">
            <text:p>135036063</text:p>
          </table:table-cell>
          <table:table-cell office:value-type="float" office:value="586832698">
            <text:p>586832698</text:p>
          </table:table-cell>
          <table:table-cell office:value-type="float" office:value="187119734">
            <text:p>18711973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7833221">
            <text:p>137833221</text:p>
          </table:table-cell>
          <table:table-cell office:value-type="float" office:value="638768617">
            <text:p>638768617</text:p>
          </table:table-cell>
          <table:table-cell office:value-type="float" office:value="186410141">
            <text:p>18641014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8776876">
            <text:p>198776876</text:p>
          </table:table-cell>
          <table:table-cell office:value-type="float" office:value="597928131">
            <text:p>597928131</text:p>
          </table:table-cell>
          <table:table-cell office:value-type="float" office:value="175546052">
            <text:p>17554605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2039315">
            <text:p>292039315</text:p>
          </table:table-cell>
          <table:table-cell office:value-type="float" office:value="664438917">
            <text:p>664438917</text:p>
          </table:table-cell>
          <table:table-cell office:value-type="float" office:value="186484836">
            <text:p>18648483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8194983">
            <text:p>278194983</text:p>
          </table:table-cell>
          <table:table-cell office:value-type="float" office:value="620066976">
            <text:p>620066976</text:p>
          </table:table-cell>
          <table:table-cell office:value-type="float" office:value="176454028">
            <text:p>17645402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3292401">
            <text:p>163292401</text:p>
          </table:table-cell>
          <table:table-cell office:value-type="float" office:value="653113037">
            <text:p>653113037</text:p>
          </table:table-cell>
          <table:table-cell office:value-type="float" office:value="198867051">
            <text:p>19886705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0180106">
            <text:p>140180106</text:p>
          </table:table-cell>
          <table:table-cell office:value-type="float" office:value="622292807">
            <text:p>622292807</text:p>
          </table:table-cell>
          <table:table-cell office:value-type="float" office:value="159252081">
            <text:p>15925208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709798">
            <text:p>77709798</text:p>
          </table:table-cell>
          <table:table-cell office:value-type="float" office:value="634384265">
            <text:p>634384265</text:p>
          </table:table-cell>
          <table:table-cell office:value-type="float" office:value="179783012">
            <text:p>17978301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046981">
            <text:p>79046981</text:p>
          </table:table-cell>
          <table:table-cell office:value-type="float" office:value="565665791">
            <text:p>565665791</text:p>
          </table:table-cell>
          <table:table-cell office:value-type="float" office:value="171992656">
            <text:p>17199265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942666">
            <text:p>50942666</text:p>
          </table:table-cell>
          <table:table-cell office:value-type="float" office:value="571824718">
            <text:p>571824718</text:p>
          </table:table-cell>
          <table:table-cell office:value-type="float" office:value="192879003">
            <text:p>19287900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966117">
            <text:p>60966117</text:p>
          </table:table-cell>
          <table:table-cell office:value-type="float" office:value="722308773">
            <text:p>722308773</text:p>
          </table:table-cell>
          <table:table-cell office:value-type="float" office:value="173368972">
            <text:p>1733689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1637793">
            <text:p>271637793</text:p>
          </table:table-cell>
          <table:table-cell office:value-type="float" office:value="586274398">
            <text:p>586274398</text:p>
          </table:table-cell>
          <table:table-cell office:value-type="float" office:value="163538724">
            <text:p>16353872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2247330">
            <text:p>352247330</text:p>
          </table:table-cell>
          <table:table-cell office:value-type="float" office:value="685440275">
            <text:p>685440275</text:p>
          </table:table-cell>
          <table:table-cell office:value-type="float" office:value="177194701">
            <text:p>17719470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4995547">
            <text:p>534995547</text:p>
          </table:table-cell>
          <table:table-cell office:value-type="float" office:value="633159037">
            <text:p>633159037</text:p>
          </table:table-cell>
          <table:table-cell office:value-type="float" office:value="184138723">
            <text:p>18413872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738117">
            <text:p>67738117</text:p>
          </table:table-cell>
          <table:table-cell office:value-type="float" office:value="658769819">
            <text:p>658769819</text:p>
          </table:table-cell>
          <table:table-cell office:value-type="float" office:value="186068736">
            <text:p>18606873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6827859">
            <text:p>116827859</text:p>
          </table:table-cell>
          <table:table-cell office:value-type="float" office:value="628356364">
            <text:p>628356364</text:p>
          </table:table-cell>
          <table:table-cell office:value-type="float" office:value="178237278">
            <text:p>17823727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7450014">
            <text:p>107450014</text:p>
          </table:table-cell>
          <table:table-cell office:value-type="float" office:value="553119134">
            <text:p>553119134</text:p>
          </table:table-cell>
          <table:table-cell office:value-type="float" office:value="185694235">
            <text:p>18569423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7832399">
            <text:p>267832399</text:p>
          </table:table-cell>
          <table:table-cell office:value-type="float" office:value="604371491">
            <text:p>604371491</text:p>
          </table:table-cell>
          <table:table-cell office:value-type="float" office:value="179219127">
            <text:p>17921912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327114">
            <text:p>91327114</text:p>
          </table:table-cell>
          <table:table-cell office:value-type="float" office:value="637510933">
            <text:p>637510933</text:p>
          </table:table-cell>
          <table:table-cell office:value-type="float" office:value="188716948">
            <text:p>18871694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7526891">
            <text:p>537526891</text:p>
          </table:table-cell>
          <table:table-cell office:value-type="float" office:value="548426798">
            <text:p>548426798</text:p>
          </table:table-cell>
          <table:table-cell office:value-type="float" office:value="182711778">
            <text:p>18271177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147195">
            <text:p>55147195</text:p>
          </table:table-cell>
          <table:table-cell office:value-type="float" office:value="645835155">
            <text:p>645835155</text:p>
          </table:table-cell>
          <table:table-cell office:value-type="float" office:value="163027594">
            <text:p>16302759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3578989">
            <text:p>103578989</text:p>
          </table:table-cell>
          <table:table-cell office:value-type="float" office:value="616298191">
            <text:p>616298191</text:p>
          </table:table-cell>
          <table:table-cell office:value-type="float" office:value="162669777">
            <text:p>16266977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173499">
            <text:p>80173499</text:p>
          </table:table-cell>
          <table:table-cell office:value-type="float" office:value="556622258">
            <text:p>556622258</text:p>
          </table:table-cell>
          <table:table-cell office:value-type="float" office:value="167911492">
            <text:p>16791149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9266682">
            <text:p>239266682</text:p>
          </table:table-cell>
          <table:table-cell office:value-type="float" office:value="603022228">
            <text:p>603022228</text:p>
          </table:table-cell>
          <table:table-cell office:value-type="float" office:value="180952144">
            <text:p>18095214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4590762">
            <text:p>94590762</text:p>
          </table:table-cell>
          <table:table-cell office:value-type="float" office:value="592356546">
            <text:p>592356546</text:p>
          </table:table-cell>
          <table:table-cell office:value-type="float" office:value="182814300">
            <text:p>18281430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4999353">
            <text:p>284999353</text:p>
          </table:table-cell>
          <table:table-cell office:value-type="float" office:value="647138540">
            <text:p>647138540</text:p>
          </table:table-cell>
          <table:table-cell office:value-type="float" office:value="180351272">
            <text:p>1803512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349338">
            <text:p>91349338</text:p>
          </table:table-cell>
          <table:table-cell office:value-type="float" office:value="626326658">
            <text:p>626326658</text:p>
          </table:table-cell>
          <table:table-cell office:value-type="float" office:value="176704007">
            <text:p>17670400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963895">
            <text:p>20963895</text:p>
          </table:table-cell>
          <table:table-cell office:value-type="float" office:value="595303789">
            <text:p>595303789</text:p>
          </table:table-cell>
          <table:table-cell office:value-type="float" office:value="162504718">
            <text:p>16250471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029563">
            <text:p>111029563</text:p>
          </table:table-cell>
          <table:table-cell office:value-type="float" office:value="647447984">
            <text:p>647447984</text:p>
          </table:table-cell>
          <table:table-cell office:value-type="float" office:value="177523505">
            <text:p>17752350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4948816">
            <text:p>164948816</text:p>
          </table:table-cell>
          <table:table-cell office:value-type="float" office:value="610164911">
            <text:p>610164911</text:p>
          </table:table-cell>
          <table:table-cell office:value-type="float" office:value="202903820">
            <text:p>20290382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075509">
            <text:p>95075509</text:p>
          </table:table-cell>
          <table:table-cell office:value-type="float" office:value="656078471">
            <text:p>656078471</text:p>
          </table:table-cell>
          <table:table-cell office:value-type="float" office:value="163956473">
            <text:p>16395647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915736">
            <text:p>100915736</text:p>
          </table:table-cell>
          <table:table-cell office:value-type="float" office:value="596266202">
            <text:p>596266202</text:p>
          </table:table-cell>
          <table:table-cell office:value-type="float" office:value="177766447">
            <text:p>17776644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803676">
            <text:p>58803676</text:p>
          </table:table-cell>
          <table:table-cell office:value-type="float" office:value="607039335">
            <text:p>607039335</text:p>
          </table:table-cell>
          <table:table-cell office:value-type="float" office:value="174833328">
            <text:p>17483332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348558">
            <text:p>225348558</text:p>
          </table:table-cell>
          <table:table-cell office:value-type="float" office:value="562874426">
            <text:p>562874426</text:p>
          </table:table-cell>
          <table:table-cell office:value-type="float" office:value="173830996">
            <text:p>17383099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543334">
            <text:p>104543334</text:p>
          </table:table-cell>
          <table:table-cell office:value-type="float" office:value="677011697">
            <text:p>677011697</text:p>
          </table:table-cell>
          <table:table-cell office:value-type="float" office:value="170371511">
            <text:p>17037151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3063422">
            <text:p>213063422</text:p>
          </table:table-cell>
          <table:table-cell office:value-type="float" office:value="618915729">
            <text:p>618915729</text:p>
          </table:table-cell>
          <table:table-cell office:value-type="float" office:value="173564772">
            <text:p>1735647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486888">
            <text:p>26486888</text:p>
          </table:table-cell>
          <table:table-cell office:value-type="float" office:value="681062996">
            <text:p>681062996</text:p>
          </table:table-cell>
          <table:table-cell office:value-type="float" office:value="174867912">
            <text:p>17486791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186839">
            <text:p>225186839</text:p>
          </table:table-cell>
          <table:table-cell office:value-type="float" office:value="657362429">
            <text:p>657362429</text:p>
          </table:table-cell>
          <table:table-cell office:value-type="float" office:value="147199068">
            <text:p>14719906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8209252">
            <text:p>158209252</text:p>
          </table:table-cell>
          <table:table-cell office:value-type="float" office:value="617645236">
            <text:p>617645236</text:p>
          </table:table-cell>
          <table:table-cell office:value-type="float" office:value="155671430">
            <text:p>1556714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1972517">
            <text:p>601972517</text:p>
          </table:table-cell>
          <table:table-cell office:value-type="float" office:value="972236701">
            <text:p>972236701</text:p>
          </table:table-cell>
          <table:table-cell office:value-type="float" office:value="292618595">
            <text:p>29261859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6603614">
            <text:p>296603614</text:p>
          </table:table-cell>
          <table:table-cell office:value-type="float" office:value="484409386">
            <text:p>484409386</text:p>
          </table:table-cell>
          <table:table-cell office:value-type="float" office:value="251313350">
            <text:p>25131335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6533156">
            <text:p>476533156</text:p>
          </table:table-cell>
          <table:table-cell office:value-type="float" office:value="771104063">
            <text:p>771104063</text:p>
          </table:table-cell>
          <table:table-cell office:value-type="float" office:value="241321214">
            <text:p>24132121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2736756">
            <text:p>492736756</text:p>
          </table:table-cell>
          <table:table-cell office:value-type="float" office:value="390342376">
            <text:p>390342376</text:p>
          </table:table-cell>
          <table:table-cell office:value-type="float" office:value="451239807">
            <text:p>45123980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998403">
            <text:p>500998403</text:p>
          </table:table-cell>
          <table:table-cell office:value-type="float" office:value="927055047">
            <text:p>927055047</text:p>
          </table:table-cell>
          <table:table-cell office:value-type="float" office:value="392253124">
            <text:p>39225312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0861850">
            <text:p>420861850</text:p>
          </table:table-cell>
          <table:table-cell office:value-type="float" office:value="999586246">
            <text:p>999586246</text:p>
          </table:table-cell>
          <table:table-cell office:value-type="float" office:value="284575630">
            <text:p>2845756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3802857">
            <text:p>203802857</text:p>
          </table:table-cell>
          <table:table-cell office:value-type="float" office:value="290542134">
            <text:p>290542134</text:p>
          </table:table-cell>
          <table:table-cell office:value-type="float" office:value="343379192">
            <text:p>34337919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0066361">
            <text:p>310066361</text:p>
          </table:table-cell>
          <table:table-cell office:value-type="float" office:value="247385713">
            <text:p>247385713</text:p>
          </table:table-cell>
          <table:table-cell office:value-type="float" office:value="198408894">
            <text:p>19840889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8434597">
            <text:p>408434597</text:p>
          </table:table-cell>
          <table:table-cell office:value-type="float" office:value="633481831">
            <text:p>633481831</text:p>
          </table:table-cell>
          <table:table-cell office:value-type="float" office:value="225194330">
            <text:p>2251943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2155378">
            <text:p>302155378</text:p>
          </table:table-cell>
          <table:table-cell office:value-type="float" office:value="251059989">
            <text:p>251059989</text:p>
          </table:table-cell>
          <table:table-cell office:value-type="float" office:value="299471672">
            <text:p>29947167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4032826">
            <text:p>244032826</text:p>
          </table:table-cell>
          <table:table-cell office:value-type="float" office:value="163619777">
            <text:p>163619777</text:p>
          </table:table-cell>
          <table:table-cell office:value-type="float" office:value="315822126">
            <text:p>31582212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1558492">
            <text:p>911558492</text:p>
          </table:table-cell>
          <table:table-cell office:value-type="float" office:value="965865131">
            <text:p>965865131</text:p>
          </table:table-cell>
          <table:table-cell office:value-type="float" office:value="422146940">
            <text:p>42214694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3166200">
            <text:p>683166200</text:p>
          </table:table-cell>
          <table:table-cell office:value-type="float" office:value="58431033">
            <text:p>58431033</text:p>
          </table:table-cell>
          <table:table-cell office:value-type="float" office:value="269386890">
            <text:p>2693868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7540507">
            <text:p>217540507</text:p>
          </table:table-cell>
          <table:table-cell office:value-type="float" office:value="995507302">
            <text:p>995507302</text:p>
          </table:table-cell>
          <table:table-cell office:value-type="float" office:value="340458018">
            <text:p>34045801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1605236">
            <text:p>851605236</text:p>
          </table:table-cell>
          <table:table-cell office:value-type="float" office:value="863079897">
            <text:p>863079897</text:p>
          </table:table-cell>
          <table:table-cell office:value-type="float" office:value="287005551">
            <text:p>28700555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4732722">
            <text:p>914732722</text:p>
          </table:table-cell>
          <table:table-cell office:value-type="float" office:value="990191408">
            <text:p>990191408</text:p>
          </table:table-cell>
          <table:table-cell office:value-type="float" office:value="328576781">
            <text:p>32857678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5704464">
            <text:p>235704464</text:p>
          </table:table-cell>
          <table:table-cell office:value-type="float" office:value="779509967">
            <text:p>779509967</text:p>
          </table:table-cell>
          <table:table-cell office:value-type="float" office:value="263805176">
            <text:p>2638051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866981">
            <text:p>327866981</text:p>
          </table:table-cell>
          <table:table-cell office:value-type="float" office:value="157996136">
            <text:p>157996136</text:p>
          </table:table-cell>
          <table:table-cell office:value-type="float" office:value="311567994">
            <text:p>31156799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5121695">
            <text:p>795121695</text:p>
          </table:table-cell>
          <table:table-cell office:value-type="float" office:value="241530406">
            <text:p>241530406</text:p>
          </table:table-cell>
          <table:table-cell office:value-type="float" office:value="227293341">
            <text:p>22729334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2283267">
            <text:p>322283267</text:p>
          </table:table-cell>
          <table:table-cell office:value-type="float" office:value="961573103">
            <text:p>961573103</text:p>
          </table:table-cell>
          <table:table-cell office:value-type="float" office:value="286374548">
            <text:p>28637454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34396">
            <text:p>13834396</text:p>
          </table:table-cell>
          <table:table-cell office:value-type="float" office:value="187826082">
            <text:p>187826082</text:p>
          </table:table-cell>
          <table:table-cell office:value-type="float" office:value="353864965">
            <text:p>35386496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8274924">
            <text:p>318274924</text:p>
          </table:table-cell>
          <table:table-cell office:value-type="float" office:value="631873362">
            <text:p>631873362</text:p>
          </table:table-cell>
          <table:table-cell office:value-type="float" office:value="245574045">
            <text:p>24557404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898797">
            <text:p>195898797</text:p>
          </table:table-cell>
          <table:table-cell office:value-type="float" office:value="220739363">
            <text:p>220739363</text:p>
          </table:table-cell>
          <table:table-cell office:value-type="float" office:value="377502376">
            <text:p>3775023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5026538">
            <text:p>415026538</text:p>
          </table:table-cell>
          <table:table-cell office:value-type="float" office:value="147201880">
            <text:p>147201880</text:p>
          </table:table-cell>
          <table:table-cell office:value-type="float" office:value="225361969">
            <text:p>22536196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6488838">
            <text:p>666488838</text:p>
          </table:table-cell>
          <table:table-cell office:value-type="float" office:value="785199765">
            <text:p>785199765</text:p>
          </table:table-cell>
          <table:table-cell office:value-type="float" office:value="279964863">
            <text:p>27996486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2941169">
            <text:p>572941169</text:p>
          </table:table-cell>
          <table:table-cell office:value-type="float" office:value="210071937">
            <text:p>210071937</text:p>
          </table:table-cell>
          <table:table-cell office:value-type="float" office:value="350563018">
            <text:p>35056301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3809809">
            <text:p>243809809</text:p>
          </table:table-cell>
          <table:table-cell office:value-type="float" office:value="413192583">
            <text:p>413192583</text:p>
          </table:table-cell>
          <table:table-cell office:value-type="float" office:value="345695432">
            <text:p>34569543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2772612">
            <text:p>312772612</text:p>
          </table:table-cell>
          <table:table-cell office:value-type="float" office:value="2783283">
            <text:p>2783283</text:p>
          </table:table-cell>
          <table:table-cell office:value-type="float" office:value="285682963">
            <text:p>28568296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1206903">
            <text:p>271206903</text:p>
          </table:table-cell>
          <table:table-cell office:value-type="float" office:value="433879801">
            <text:p>433879801</text:p>
          </table:table-cell>
          <table:table-cell office:value-type="float" office:value="258898453">
            <text:p>25889845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9680215">
            <text:p>619680215</text:p>
          </table:table-cell>
          <table:table-cell office:value-type="float" office:value="6353554">
            <text:p>6353554</text:p>
          </table:table-cell>
          <table:table-cell office:value-type="float" office:value="414513538">
            <text:p>41451353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148272">
            <text:p>101148272</text:p>
          </table:table-cell>
          <table:table-cell office:value-type="float" office:value="340702897">
            <text:p>340702897</text:p>
          </table:table-cell>
          <table:table-cell office:value-type="float" office:value="248569753">
            <text:p>24856975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1605468">
            <text:p>371605468</text:p>
          </table:table-cell>
          <table:table-cell office:value-type="float" office:value="145775723">
            <text:p>145775723</text:p>
          </table:table-cell>
          <table:table-cell office:value-type="float" office:value="344525830">
            <text:p>3445258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6966188">
            <text:p>696966188</text:p>
          </table:table-cell>
          <table:table-cell office:value-type="float" office:value="395226668">
            <text:p>395226668</text:p>
          </table:table-cell>
          <table:table-cell office:value-type="float" office:value="266539090">
            <text:p>2665390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914971">
            <text:p>71914971</text:p>
          </table:table-cell>
          <table:table-cell office:value-type="float" office:value="18197128">
            <text:p>18197128</text:p>
          </table:table-cell>
          <table:table-cell office:value-type="float" office:value="349870548">
            <text:p>34987054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8883637">
            <text:p>688883637</text:p>
          </table:table-cell>
          <table:table-cell office:value-type="float" office:value="331696912">
            <text:p>331696912</text:p>
          </table:table-cell>
          <table:table-cell office:value-type="float" office:value="315050326">
            <text:p>31505032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6078444">
            <text:p>96078444</text:p>
          </table:table-cell>
          <table:table-cell office:value-type="float" office:value="20087240">
            <text:p>20087240</text:p>
          </table:table-cell>
          <table:table-cell office:value-type="float" office:value="213393847">
            <text:p>21339384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4310889">
            <text:p>784310889</text:p>
          </table:table-cell>
          <table:table-cell office:value-type="float" office:value="168272175">
            <text:p>168272175</text:p>
          </table:table-cell>
          <table:table-cell office:value-type="float" office:value="366746295">
            <text:p>36674629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0708027">
            <text:p>220708027</text:p>
          </table:table-cell>
          <table:table-cell office:value-type="float" office:value="78741941">
            <text:p>78741941</text:p>
          </table:table-cell>
          <table:table-cell office:value-type="float" office:value="155542008">
            <text:p>15554200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4507847">
            <text:p>744507847</text:p>
          </table:table-cell>
          <table:table-cell office:value-type="float" office:value="316858416">
            <text:p>316858416</text:p>
          </table:table-cell>
          <table:table-cell office:value-type="float" office:value="337741490">
            <text:p>3377414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3808811">
            <text:p>283808811</text:p>
          </table:table-cell>
          <table:table-cell office:value-type="float" office:value="411921610">
            <text:p>411921610</text:p>
          </table:table-cell>
          <table:table-cell office:value-type="float" office:value="258443076">
            <text:p>2584430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4379723">
            <text:p>474379723</text:p>
          </table:table-cell>
          <table:table-cell office:value-type="float" office:value="967436001">
            <text:p>967436001</text:p>
          </table:table-cell>
          <table:table-cell office:value-type="float" office:value="277441576">
            <text:p>2774415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7582004">
            <text:p>627582004</text:p>
          </table:table-cell>
          <table:table-cell office:value-type="float" office:value="59877837">
            <text:p>59877837</text:p>
          </table:table-cell>
          <table:table-cell office:value-type="float" office:value="149734837">
            <text:p>14973483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7397796">
            <text:p>387397796</text:p>
          </table:table-cell>
          <table:table-cell office:value-type="float" office:value="638037334">
            <text:p>638037334</text:p>
          </table:table-cell>
          <table:table-cell office:value-type="float" office:value="197189506">
            <text:p>19718950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9128489">
            <text:p>329128489</text:p>
          </table:table-cell>
          <table:table-cell office:value-type="float" office:value="261521974">
            <text:p>261521974</text:p>
          </table:table-cell>
          <table:table-cell office:value-type="float" office:value="320177388">
            <text:p>32017738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6020040">
            <text:p>466020040</text:p>
          </table:table-cell>
          <table:table-cell office:value-type="float" office:value="366923152">
            <text:p>366923152</text:p>
          </table:table-cell>
          <table:table-cell office:value-type="float" office:value="258223228">
            <text:p>25822322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4836138">
            <text:p>334836138</text:p>
          </table:table-cell>
          <table:table-cell office:value-type="float" office:value="934698883">
            <text:p>934698883</text:p>
          </table:table-cell>
          <table:table-cell office:value-type="float" office:value="256519719">
            <text:p>25651971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0886594">
            <text:p>830886594</text:p>
          </table:table-cell>
          <table:table-cell office:value-type="float" office:value="371263193">
            <text:p>371263193</text:p>
          </table:table-cell>
          <table:table-cell office:value-type="float" office:value="266457173">
            <text:p>26645717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3812542">
            <text:p>783812542</text:p>
          </table:table-cell>
          <table:table-cell office:value-type="float" office:value="720598250">
            <text:p>720598250</text:p>
          </table:table-cell>
          <table:table-cell office:value-type="float" office:value="295797168">
            <text:p>29579716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3658170">
            <text:p>533658170</text:p>
          </table:table-cell>
          <table:table-cell office:value-type="float" office:value="339805688">
            <text:p>339805688</text:p>
          </table:table-cell>
          <table:table-cell office:value-type="float" office:value="194338075">
            <text:p>19433807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752902">
            <text:p>23752902</text:p>
          </table:table-cell>
          <table:table-cell office:value-type="float" office:value="63310367">
            <text:p>63310367</text:p>
          </table:table-cell>
          <table:table-cell office:value-type="float" office:value="240433316">
            <text:p>24043331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2520254">
            <text:p>822520254</text:p>
          </table:table-cell>
          <table:table-cell office:value-type="float" office:value="726768548">
            <text:p>726768548</text:p>
          </table:table-cell>
          <table:table-cell office:value-type="float" office:value="530978261">
            <text:p>5309782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887714">
            <text:p>77887714</text:p>
          </table:table-cell>
          <table:table-cell office:value-type="float" office:value="387003191">
            <text:p>387003191</text:p>
          </table:table-cell>
          <table:table-cell office:value-type="float" office:value="640464191">
            <text:p>64046419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5214328">
            <text:p>135214328</text:p>
          </table:table-cell>
          <table:table-cell office:value-type="float" office:value="811342188">
            <text:p>811342188</text:p>
          </table:table-cell>
          <table:table-cell office:value-type="float" office:value="769116077">
            <text:p>76911607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8604321">
            <text:p>338604321</text:p>
          </table:table-cell>
          <table:table-cell office:value-type="float" office:value="9588894">
            <text:p>9588894</text:p>
          </table:table-cell>
          <table:table-cell office:value-type="float" office:value="134312240">
            <text:p>13431224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276174">
            <text:p>156276174</text:p>
          </table:table-cell>
          <table:table-cell office:value-type="float" office:value="702072983">
            <text:p>702072983</text:p>
          </table:table-cell>
          <table:table-cell office:value-type="float" office:value="673987412">
            <text:p>67398741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7494892">
            <text:p>757494892</text:p>
          </table:table-cell>
          <table:table-cell office:value-type="float" office:value="58368892">
            <text:p>58368892</text:p>
          </table:table-cell>
          <table:table-cell office:value-type="float" office:value="182985197">
            <text:p>18298519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8525526">
            <text:p>178525526</text:p>
          </table:table-cell>
          <table:table-cell office:value-type="float" office:value="355213673">
            <text:p>355213673</text:p>
          </table:table-cell>
          <table:table-cell office:value-type="float" office:value="661515476">
            <text:p>66151547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3307821">
            <text:p>603307821</text:p>
          </table:table-cell>
          <table:table-cell office:value-type="float" office:value="121563207">
            <text:p>121563207</text:p>
          </table:table-cell>
          <table:table-cell office:value-type="float" office:value="286925890">
            <text:p>28692589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5270746">
            <text:p>715270746</text:p>
          </table:table-cell>
          <table:table-cell office:value-type="float" office:value="129871512">
            <text:p>129871512</text:p>
          </table:table-cell>
          <table:table-cell office:value-type="float" office:value="416444644">
            <text:p>416444644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8194162">
            <text:p>358194162</text:p>
          </table:table-cell>
          <table:table-cell office:value-type="float" office:value="203979815">
            <text:p>203979815</text:p>
          </table:table-cell>
          <table:table-cell office:value-type="float" office:value="134576467">
            <text:p>13457646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9759741">
            <text:p>739759741</text:p>
          </table:table-cell>
          <table:table-cell office:value-type="float" office:value="45624044">
            <text:p>45624044</text:p>
          </table:table-cell>
          <table:table-cell office:value-type="float" office:value="282555861">
            <text:p>2825558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8773047">
            <text:p>988773047</text:p>
          </table:table-cell>
          <table:table-cell office:value-type="float" office:value="25846301">
            <text:p>25846301</text:p>
          </table:table-cell>
          <table:table-cell office:value-type="float" office:value="959344461">
            <text:p>9593444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1229709">
            <text:p>261229709</text:p>
          </table:table-cell>
          <table:table-cell office:value-type="float" office:value="986331716">
            <text:p>986331716</text:p>
          </table:table-cell>
          <table:table-cell office:value-type="float" office:value="736467580">
            <text:p>73646758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7007759">
            <text:p>237007759</text:p>
          </table:table-cell>
          <table:table-cell office:value-type="float" office:value="373592117">
            <text:p>373592117</text:p>
          </table:table-cell>
          <table:table-cell office:value-type="float" office:value="326061220">
            <text:p>32606122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4124075">
            <text:p>684124075</text:p>
          </table:table-cell>
          <table:table-cell office:value-type="float" office:value="755826877">
            <text:p>755826877</text:p>
          </table:table-cell>
          <table:table-cell office:value-type="float" office:value="440459316">
            <text:p>44045931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1367390">
            <text:p>691367390</text:p>
          </table:table-cell>
          <table:table-cell office:value-type="float" office:value="458922549">
            <text:p>458922549</text:p>
          </table:table-cell>
          <table:table-cell office:value-type="float" office:value="586238661">
            <text:p>5862386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8004462">
            <text:p>448004462</text:p>
          </table:table-cell>
          <table:table-cell office:value-type="float" office:value="695254812">
            <text:p>695254812</text:p>
          </table:table-cell>
          <table:table-cell office:value-type="float" office:value="381176896">
            <text:p>38117689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3724512">
            <text:p>623724512</text:p>
          </table:table-cell>
          <table:table-cell office:value-type="float" office:value="201509281">
            <text:p>201509281</text:p>
          </table:table-cell>
          <table:table-cell office:value-type="float" office:value="688511227">
            <text:p>68851122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5911330">
            <text:p>925911330</text:p>
          </table:table-cell>
          <table:table-cell office:value-type="float" office:value="716694152">
            <text:p>716694152</text:p>
          </table:table-cell>
          <table:table-cell office:value-type="float" office:value="329746725">
            <text:p>32974672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4522052">
            <text:p>884522052</text:p>
          </table:table-cell>
          <table:table-cell office:value-type="float" office:value="526277866">
            <text:p>526277866</text:p>
          </table:table-cell>
          <table:table-cell office:value-type="float" office:value="190079977">
            <text:p>19007997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146273">
            <text:p>33146273</text:p>
          </table:table-cell>
          <table:table-cell office:value-type="float" office:value="702259648">
            <text:p>702259648</text:p>
          </table:table-cell>
          <table:table-cell office:value-type="float" office:value="903606633">
            <text:p>90360663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2328915">
            <text:p>672328915</text:p>
          </table:table-cell>
          <table:table-cell office:value-type="float" office:value="513139599">
            <text:p>513139599</text:p>
          </table:table-cell>
          <table:table-cell office:value-type="float" office:value="194302482">
            <text:p>19430248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0167558">
            <text:p>610167558</text:p>
          </table:table-cell>
          <table:table-cell office:value-type="float" office:value="424336022">
            <text:p>424336022</text:p>
          </table:table-cell>
          <table:table-cell office:value-type="float" office:value="885953489">
            <text:p>88595348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0902791">
            <text:p>550902791</text:p>
          </table:table-cell>
          <table:table-cell office:value-type="float" office:value="454989619">
            <text:p>454989619</text:p>
          </table:table-cell>
          <table:table-cell office:value-type="float" office:value="290540199">
            <text:p>29054019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2580866">
            <text:p>122580866</text:p>
          </table:table-cell>
          <table:table-cell office:value-type="float" office:value="377729477">
            <text:p>377729477</text:p>
          </table:table-cell>
          <table:table-cell office:value-type="float" office:value="601663107">
            <text:p>60166310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6883210">
            <text:p>226883210</text:p>
          </table:table-cell>
          <table:table-cell office:value-type="float" office:value="793373506">
            <text:p>793373506</text:p>
          </table:table-cell>
          <table:table-cell office:value-type="float" office:value="634331718">
            <text:p>634331718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7627928">
            <text:p>767627928</text:p>
          </table:table-cell>
          <table:table-cell office:value-type="float" office:value="306621462">
            <text:p>306621462</text:p>
          </table:table-cell>
          <table:table-cell office:value-type="float" office:value="165181508">
            <text:p>165181508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8553428">
            <text:p>498553428</text:p>
          </table:table-cell>
          <table:table-cell office:value-type="float" office:value="405830347">
            <text:p>405830347</text:p>
          </table:table-cell>
          <table:table-cell office:value-type="float" office:value="475670603">
            <text:p>47567060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542818">
            <text:p>207542818</text:p>
          </table:table-cell>
          <table:table-cell office:value-type="float" office:value="504931231">
            <text:p>504931231</text:p>
          </table:table-cell>
          <table:table-cell office:value-type="float" office:value="663088100">
            <text:p>66308810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8957789">
            <text:p>418957789</text:p>
          </table:table-cell>
          <table:table-cell office:value-type="float" office:value="215974823">
            <text:p>215974823</text:p>
          </table:table-cell>
          <table:table-cell office:value-type="float" office:value="418059685">
            <text:p>41805968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5154541">
            <text:p>305154541</text:p>
          </table:table-cell>
          <table:table-cell office:value-type="float" office:value="228921627">
            <text:p>228921627</text:p>
          </table:table-cell>
          <table:table-cell office:value-type="float" office:value="500636443">
            <text:p>50063644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2448343">
            <text:p>602448343</text:p>
          </table:table-cell>
          <table:table-cell office:value-type="float" office:value="63527925">
            <text:p>63527925</text:p>
          </table:table-cell>
          <table:table-cell office:value-type="float" office:value="152399666">
            <text:p>15239966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5951398">
            <text:p>865951398</text:p>
          </table:table-cell>
          <table:table-cell office:value-type="float" office:value="654129951">
            <text:p>654129951</text:p>
          </table:table-cell>
          <table:table-cell office:value-type="float" office:value="459349655">
            <text:p>45934965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5638414">
            <text:p>365638414</text:p>
          </table:table-cell>
          <table:table-cell office:value-type="float" office:value="321219963">
            <text:p>321219963</text:p>
          </table:table-cell>
          <table:table-cell office:value-type="float" office:value="590652300">
            <text:p>59065230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4538135">
            <text:p>354538135</text:p>
          </table:table-cell>
          <table:table-cell office:value-type="float" office:value="254052042">
            <text:p>254052042</text:p>
          </table:table-cell>
          <table:table-cell office:value-type="float" office:value="241326143">
            <text:p>24132614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1754807">
            <text:p>361754807</text:p>
          </table:table-cell>
          <table:table-cell office:value-type="float" office:value="619697722">
            <text:p>619697722</text:p>
          </table:table-cell>
          <table:table-cell office:value-type="float" office:value="668546121">
            <text:p>66854612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2522028">
            <text:p>112522028</text:p>
          </table:table-cell>
          <table:table-cell office:value-type="float" office:value="574344908">
            <text:p>574344908</text:p>
          </table:table-cell>
          <table:table-cell office:value-type="float" office:value="832904620">
            <text:p>83290462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087868">
            <text:p>119087868</text:p>
          </table:table-cell>
          <table:table-cell office:value-type="float" office:value="506071937">
            <text:p>506071937</text:p>
          </table:table-cell>
          <table:table-cell office:value-type="float" office:value="473960095">
            <text:p>47396009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5880379">
            <text:p>755880379</text:p>
          </table:table-cell>
          <table:table-cell office:value-type="float" office:value="410085958">
            <text:p>410085958</text:p>
          </table:table-cell>
          <table:table-cell office:value-type="float" office:value="161445612">
            <text:p>16144561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5049142">
            <text:p>345049142</text:p>
          </table:table-cell>
          <table:table-cell office:value-type="float" office:value="103773309">
            <text:p>103773309</text:p>
          </table:table-cell>
          <table:table-cell office:value-type="float" office:value="978121172">
            <text:p>97812117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8886225">
            <text:p>678886225</text:p>
          </table:table-cell>
          <table:table-cell office:value-type="float" office:value="293802446">
            <text:p>293802446</text:p>
          </table:table-cell>
          <table:table-cell office:value-type="float" office:value="366187145">
            <text:p>36618714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8145695">
            <text:p>528145695</text:p>
          </table:table-cell>
          <table:table-cell office:value-type="float" office:value="788218326">
            <text:p>788218326</text:p>
          </table:table-cell>
          <table:table-cell office:value-type="float" office:value="712180806">
            <text:p>71218080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7308321">
            <text:p>657308321</text:p>
          </table:table-cell>
          <table:table-cell office:value-type="float" office:value="583286502">
            <text:p>583286502</text:p>
          </table:table-cell>
          <table:table-cell office:value-type="float" office:value="546220399">
            <text:p>54622039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6834117">
            <text:p>616834117</text:p>
          </table:table-cell>
          <table:table-cell office:value-type="float" office:value="755123145">
            <text:p>755123145</text:p>
          </table:table-cell>
          <table:table-cell office:value-type="float" office:value="256526006">
            <text:p>25652600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413891">
            <text:p>811413891</text:p>
          </table:table-cell>
          <table:table-cell office:value-type="float" office:value="782404691">
            <text:p>782404691</text:p>
          </table:table-cell>
          <table:table-cell office:value-type="float" office:value="765026673">
            <text:p>76502667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4553717">
            <text:p>984553717</text:p>
          </table:table-cell>
          <table:table-cell office:value-type="float" office:value="496248741">
            <text:p>496248741</text:p>
          </table:table-cell>
          <table:table-cell office:value-type="float" office:value="193464634">
            <text:p>193464634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8157035">
            <text:p>328157035</text:p>
          </table:table-cell>
          <table:table-cell office:value-type="float" office:value="658852459">
            <text:p>658852459</text:p>
          </table:table-cell>
          <table:table-cell office:value-type="float" office:value="649948872">
            <text:p>64994887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636231">
            <text:p>570636231</text:p>
          </table:table-cell>
          <table:table-cell office:value-type="float" office:value="641470111">
            <text:p>641470111</text:p>
          </table:table-cell>
          <table:table-cell office:value-type="float" office:value="561752121">
            <text:p>56175212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9624925">
            <text:p>589624925</text:p>
          </table:table-cell>
          <table:table-cell office:value-type="float" office:value="414154256">
            <text:p>414154256</text:p>
          </table:table-cell>
          <table:table-cell office:value-type="float" office:value="374251223">
            <text:p>37425122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6399322">
            <text:p>516399322</text:p>
          </table:table-cell>
          <table:table-cell office:value-type="float" office:value="486283611">
            <text:p>486283611</text:p>
          </table:table-cell>
          <table:table-cell office:value-type="float" office:value="673228083">
            <text:p>67322808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6" number:min-integer-digits="1"/>
    </number:number-style>
    <number:number-style style:name="N107">
      <number:number number:decimal-places="1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21:20:22.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21:29:48.57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22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06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2cm" svg:height="11.654cm" xlink:href=".." xlink:type="simple" chart:class="chart:line" chart:style-name="ch1">
        <chart:title svg:x="6.937cm" svg:y="0.369cm" chart:style-name="ch2">
          <text:p>Costo Temporal Método Exacto</text:p>
        </chart:title>
        <chart:subtitle svg:x="8.63cm" svg:y="1.381cm" chart:style-name="ch3">
          <text:p>50 repeticiones</text:p>
        </chart:subtitle>
        <chart:legend chart:legend-position="end" svg:x="16.91cm" svg:y="4.729cm" style:legend-expansion="high" chart:style-name="ch4"/>
        <chart:plot-area chart:style-name="ch5" table:cell-range-address="Hoja1.H2:Hoja1.L12 Hoja1.I1:Hoja1.L1" chart:data-source-has-labels="both" svg:x="1.438cm" svg:y="2.53cm" svg:width="14.672cm" svg:height="7.883cm">
          <chartooo:coordinate-region svg:x="3.832cm" svg:y="2.743cm" svg:width="12.091cm" svg:height="6.997cm"/>
          <chart:axis chart:dimension="x" chart:name="primary-x" chart:style-name="ch6" chartooo:axis-type="auto">
            <chartooo:date-scale/>
            <chart:title svg:x="8.227cm" svg:y="10.647cm" chart:style-name="ch7">
              <text:p>Nodos</text:p>
            </chart:title>
            <chart:categories table:cell-range-address="Hoja1.H2:Hoja1.H12"/>
          </chart:axis>
          <chart:axis chart:dimension="y" chart:name="primary-y" chart:style-name="ch8">
            <chart:title svg:x="0.451cm" svg:y="7.19cm" chart:style-name="ch9">
              <text:p>MiliSegs.</text:p>
            </chart:title>
            <chart:grid chart:style-name="ch10" chart:class="major"/>
          </chart:axis>
          <chart:series chart:style-name="ch11" chart:values-cell-range-address="Hoja1.I2:Hoja1.I12" chart:label-cell-address="Hoja1.I1:Hoja1.I1" chart:class="chart:line">
            <chart:data-point chart:repeated="11"/>
          </chart:series>
          <chart:series chart:style-name="ch12" chart:values-cell-range-address="Hoja1.J2:Hoja1.J12" chart:label-cell-address="Hoja1.J1:Hoja1.J1" chart:class="chart:line">
            <chart:data-point chart:repeated="11"/>
          </chart:series>
          <chart:series chart:style-name="ch13" chart:values-cell-range-address="Hoja1.K2:Hoja1.K12" chart:label-cell-address="Hoja1.K1:Hoja1.K1" chart:class="chart:line">
            <chart:data-point chart:repeated="11"/>
          </chart:series>
          <chart:series chart:style-name="ch14" chart:values-cell-range-address="Hoja1.L2:Hoja1.L12" chart:label-cell-address="Hoja1.L1:Hoja1.L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 Azar</text:p>
                <draw:g>
                  <svg:desc>Hoja1.I1:Hoja1.I1</svg:desc>
                </draw:g>
              </table:table-cell>
              <table:table-cell office:value-type="string">
                <text:p>Exacto Estrella</text:p>
                <draw:g>
                  <svg:desc>Hoja1.J1:Hoja1.J1</svg:desc>
                </draw:g>
              </table:table-cell>
              <table:table-cell office:value-type="string">
                <text:p>Exacto Web</text:p>
                <draw:g>
                  <svg:desc>Hoja1.K1:Hoja1.K1</svg:desc>
                </draw:g>
              </table:table-cell>
              <table:table-cell office:value-type="string">
                <text:p>Teórico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H2:Hoja1.H12</svg:desc>
                </draw:g>
              </table:table-cell>
              <table:table-cell office:value-type="float" office:value="0.332458">
                <text:p>0.332458</text:p>
                <draw:g>
                  <svg:desc>Hoja1.I2:Hoja1.I12</svg:desc>
                </draw:g>
              </table:table-cell>
              <table:table-cell office:value-type="float" office:value="0.273255">
                <text:p>0.273255</text:p>
                <draw:g>
                  <svg:desc>Hoja1.J2:Hoja1.J12</svg:desc>
                </draw:g>
              </table:table-cell>
              <table:table-cell office:value-type="float" office:value="0.258177">
                <text:p>0.258177</text:p>
                <draw:g>
                  <svg:desc>Hoja1.K2:Hoja1.K12</svg:desc>
                </draw:g>
              </table:table-cell>
              <table:table-cell office:value-type="float" office:value="0.0000153">
                <text:p>0.0000153</text:p>
                <draw:g>
                  <svg:desc>Hoja1.L2:Hoja1.L1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15512">
                <text:p>0.3915512</text:p>
              </table:table-cell>
              <table:table-cell office:value-type="float" office:value="0.3986626">
                <text:p>0.3986626</text:p>
              </table:table-cell>
              <table:table-cell office:value-type="float" office:value="0.2885754">
                <text:p>0.2885754</text:p>
              </table:table-cell>
              <table:table-cell office:value-type="float" office:value="0.0000873">
                <text:p>0.00008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814988">
                <text:p>0.7814988</text:p>
              </table:table-cell>
              <table:table-cell office:value-type="float" office:value="0.7235488">
                <text:p>0.7235488</text:p>
              </table:table-cell>
              <table:table-cell office:value-type="float" office:value="0.2982786">
                <text:p>0.2982786</text:p>
              </table:table-cell>
              <table:table-cell office:value-type="float" office:value="0.0005913">
                <text:p>0.00059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380352">
                <text:p>1.6380352</text:p>
              </table:table-cell>
              <table:table-cell office:value-type="float" office:value="1.1630448">
                <text:p>1.1630448</text:p>
              </table:table-cell>
              <table:table-cell office:value-type="float" office:value="1.1097942">
                <text:p>1.1097942</text:p>
              </table:table-cell>
              <table:table-cell office:value-type="float" office:value="0.0046233">
                <text:p>0.00462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26303">
                <text:p>2.926303</text:p>
              </table:table-cell>
              <table:table-cell office:value-type="float" office:value="4.7020664">
                <text:p>4.7020664</text:p>
              </table:table-cell>
              <table:table-cell office:value-type="float" office:value="1.989524">
                <text:p>1.989524</text:p>
              </table:table-cell>
              <table:table-cell office:value-type="float" office:value="0.0409113">
                <text:p>0.0409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075918">
                <text:p>14.4075918</text:p>
              </table:table-cell>
              <table:table-cell office:value-type="float" office:value="24.8164994">
                <text:p>24.8164994</text:p>
              </table:table-cell>
              <table:table-cell office:value-type="float" office:value="10.937443">
                <text:p>10.937443</text:p>
              </table:table-cell>
              <table:table-cell office:value-type="float" office:value="0.4037913">
                <text:p>0.40379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.734196">
                <text:p>58.734196</text:p>
              </table:table-cell>
              <table:table-cell office:value-type="float" office:value="146.2056792">
                <text:p>146.2056792</text:p>
              </table:table-cell>
              <table:table-cell office:value-type="float" office:value="67.5657056">
                <text:p>67.5657056</text:p>
              </table:table-cell>
              <table:table-cell office:value-type="float" office:value="4.3954713">
                <text:p>4.39547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.6853188">
                <text:p>301.6853188</text:p>
              </table:table-cell>
              <table:table-cell office:value-type="float" office:value="942.9453818">
                <text:p>942.9453818</text:p>
              </table:table-cell>
              <table:table-cell office:value-type="float" office:value="450.0522486">
                <text:p>450.0522486</text:p>
              </table:table-cell>
              <table:table-cell office:value-type="float" office:value="52.2956313">
                <text:p>52.29563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17.8785768">
                <text:p>1617.8785768</text:p>
              </table:table-cell>
              <table:table-cell office:value-type="float" office:value="2632">
                <text:p>2632</text:p>
              </table:table-cell>
              <table:table-cell office:value-type="float" office:value="1798.5930804">
                <text:p>1798.5930804</text:p>
              </table:table-cell>
              <table:table-cell office:value-type="float" office:value="674.9977113">
                <text:p>674.99771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99.8198064">
                <text:p>4399.8198064</text:p>
              </table:table-cell>
              <table:table-cell office:value-type="float" office:value="4426.916529">
                <text:p>4426.916529</text:p>
              </table:table-cell>
              <table:table-cell office:value-type="float" office:value="2896.5138088">
                <text:p>2896.5138088</text:p>
              </table:table-cell>
              <table:table-cell office:value-type="float" office:value="9392.8268313">
                <text:p>9392.8268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41.279225">
                <text:p>5041.279225</text:p>
              </table:table-cell>
              <table:table-cell office:value-type="float" office:value="4525.3015964">
                <text:p>4525.3015964</text:p>
              </table:table-cell>
              <table:table-cell office:value-type="float" office:value="4948.4946184">
                <text:p>4948.4946184</text:p>
              </table:table-cell>
              <table:table-cell office:value-type="float" office:value="20160.2636313">
                <text:p>20160.2636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5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9cm" svg:y="3.664cm" style:legend-expansion="high" chart:style-name="ch2"/>
        <chart:plot-area chart:style-name="ch3" table:cell-range-address="Hoja1.H1:Hoja1.K12" chart:data-source-has-labels="both" svg:x="0.77cm" svg:y="0.855cm" svg:width="11.48cm" svg:height="7.545cm">
          <chartooo:coordinate-region svg:x="1.762cm" svg:y="0.944cm" svg:width="10.302cm" svg:height="6.783cm"/>
          <chart:axis chart:dimension="x" chart:name="primary-x" chart:style-name="ch4" chartooo:axis-type="auto">
            <chartooo:date-scale/>
            <chart:categories table:cell-range-address="Hoja1.H2:Hoja1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2:Hoja1.I12" chart:label-cell-address="Hoja1.I1:Hoja1.I1" chart:class="chart:line">
            <chart:data-point chart:repeated="11"/>
          </chart:series>
          <chart:series chart:style-name="ch8" chart:values-cell-range-address="Hoja1.J2:Hoja1.J12" chart:label-cell-address="Hoja1.J1:Hoja1.J1" chart:class="chart:line">
            <chart:data-point chart:repeated="11"/>
          </chart:series>
          <chart:series chart:style-name="ch9" chart:values-cell-range-address="Hoja1.K2:Hoja1.K12" chart:label-cell-address="Hoja1.K1:Hoja1.K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 Azar</text:p>
                <draw:g>
                  <svg:desc>Hoja1.I1:Hoja1.I1</svg:desc>
                </draw:g>
              </table:table-cell>
              <table:table-cell office:value-type="string">
                <text:p>Exacto Estrella</text:p>
                <draw:g>
                  <svg:desc>Hoja1.J1:Hoja1.J1</svg:desc>
                </draw:g>
              </table:table-cell>
              <table:table-cell office:value-type="string">
                <text:p>Exacto Web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H2:Hoja1.H12</svg:desc>
                </draw:g>
              </table:table-cell>
              <table:table-cell office:value-type="float" office:value="0.332458">
                <text:p>0.332458</text:p>
                <draw:g>
                  <svg:desc>Hoja1.I2:Hoja1.I12</svg:desc>
                </draw:g>
              </table:table-cell>
              <table:table-cell office:value-type="float" office:value="0.273255">
                <text:p>0.273255</text:p>
                <draw:g>
                  <svg:desc>Hoja1.J2:Hoja1.J12</svg:desc>
                </draw:g>
              </table:table-cell>
              <table:table-cell office:value-type="float" office:value="0.258177">
                <text:p>0.258177</text:p>
                <draw:g>
                  <svg:desc>Hoja1.K2:Hoja1.K1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15512">
                <text:p>0.3915512</text:p>
              </table:table-cell>
              <table:table-cell office:value-type="float" office:value="0.3986626">
                <text:p>0.3986626</text:p>
              </table:table-cell>
              <table:table-cell office:value-type="float" office:value="0.2885754">
                <text:p>0.28857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814988">
                <text:p>0.7814988</text:p>
              </table:table-cell>
              <table:table-cell office:value-type="float" office:value="0.7235488">
                <text:p>0.7235488</text:p>
              </table:table-cell>
              <table:table-cell office:value-type="float" office:value="0.2982786">
                <text:p>0.29827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380352">
                <text:p>1.6380352</text:p>
              </table:table-cell>
              <table:table-cell office:value-type="float" office:value="1.1630448">
                <text:p>1.1630448</text:p>
              </table:table-cell>
              <table:table-cell office:value-type="float" office:value="1.1097942">
                <text:p>1.10979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26303">
                <text:p>2.926303</text:p>
              </table:table-cell>
              <table:table-cell office:value-type="float" office:value="4.7020664">
                <text:p>4.7020664</text:p>
              </table:table-cell>
              <table:table-cell office:value-type="float" office:value="1.989524">
                <text:p>1.9895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075918">
                <text:p>14.4075918</text:p>
              </table:table-cell>
              <table:table-cell office:value-type="float" office:value="24.8164994">
                <text:p>24.8164994</text:p>
              </table:table-cell>
              <table:table-cell office:value-type="float" office:value="10.937443">
                <text:p>10.9374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.734196">
                <text:p>58.734196</text:p>
              </table:table-cell>
              <table:table-cell office:value-type="float" office:value="146.2056792">
                <text:p>146.2056792</text:p>
              </table:table-cell>
              <table:table-cell office:value-type="float" office:value="67.5657056">
                <text:p>67.56570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.6853188">
                <text:p>301.6853188</text:p>
              </table:table-cell>
              <table:table-cell office:value-type="float" office:value="942.9453818">
                <text:p>942.9453818</text:p>
              </table:table-cell>
              <table:table-cell office:value-type="float" office:value="450.0522486">
                <text:p>450.05224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17.8785768">
                <text:p>1617.8785768</text:p>
              </table:table-cell>
              <table:table-cell office:value-type="float" office:value="2632">
                <text:p>2632</text:p>
              </table:table-cell>
              <table:table-cell office:value-type="float" office:value="1798.5930804">
                <text:p>1798.59308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99.8198064">
                <text:p>4399.8198064</text:p>
              </table:table-cell>
              <table:table-cell office:value-type="float" office:value="4426.916529">
                <text:p>4426.916529</text:p>
              </table:table-cell>
              <table:table-cell office:value-type="float" office:value="2896.5138088">
                <text:p>2896.51380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41.279225">
                <text:p>5041.279225</text:p>
              </table:table-cell>
              <table:table-cell office:value-type="float" office:value="4525.3015964">
                <text:p>4525.3015964</text:p>
              </table:table-cell>
              <table:table-cell office:value-type="float" office:value="4948.4946184">
                <text:p>4948.4946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